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master-page-name="Standard">
      <style:paragraph-properties fo:line-height="115%" fo:text-align="justify" style:justify-single-word="false" style:page-number="auto" fo:break-before="auto" fo:break-after="auto" style:writing-mode="lr-tb"/>
    </style:style>
    <style:style style:name="T1" style:family="text">
      <style:text-properties fo:color="#1155cc" style:text-underline-style="solid" style:text-underline-width="auto" style:text-underline-color="font-color"/>
    </style:style>
    <style:style style:name="T2" style:family="text">
      <style:text-properties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4-6 lipca</text:p>
      <text:p text:style-name="P2">Crystal Fair</text:p>
      <text:p text:style-name="P2"/>
      <text:p text:style-name="P2">W tych dniach Helsinki, stolica Finlandii została opanowana przez fanów MLP, którzy tłumnie ściągnęli na konwent Crystal Fair. Tak się ciekawie złożyło, iż Equestria Times miała tam swojego nieoficjalnego korespondenta – o jego wrażeniach z wyjazdu możecie przeczytać na dalszych stronach naszego fanzinu.</text:p>
      <text:p text:style-name="P2"/>
      <text:p text:style-name="P2">Link do źródła: <text:a xlink:type="simple" xlink:href="http://www.crystalfair.fi/" text:style-name="Internet_20_link" text:visited-style-name="Visited_20_Internet_20_Link">http</text:a><text:a xlink:type="simple" xlink:href="http://www.crystalfair.fi/" text:style-name="Internet_20_link" text:visited-style-name="Visited_20_Internet_20_Link">://</text:a><text:a xlink:type="simple" xlink:href="http://www.crystalfair.fi/" text:style-name="Internet_20_link" text:visited-style-name="Visited_20_Internet_20_Link">www</text:a><text:a xlink:type="simple" xlink:href="http://www.crystalfair.fi/" text:style-name="Internet_20_link" text:visited-style-name="Visited_20_Internet_20_Link">.</text:a><text:a xlink:type="simple" xlink:href="http://www.crystalfair.fi/" text:style-name="Internet_20_link" text:visited-style-name="Visited_20_Internet_20_Link">crystalfair</text:a><text:a xlink:type="simple" xlink:href="http://www.crystalfair.fi/" text:style-name="Internet_20_link" text:visited-style-name="Visited_20_Internet_20_Link">.</text:a><text:a xlink:type="simple" xlink:href="http://www.crystalfair.fi/" text:style-name="Internet_20_link" text:visited-style-name="Visited_20_Internet_20_Link">fi</text:a></text:p>
      <text:p text:style-name="P2">Link do obrazka: ?</text:p>
      <text:p text:style-name="P2"/>
      <text:p text:style-name="P2">5 lipca</text:p>
      <text:p text:style-name="P2">Ambermeet</text:p>
      <text:p text:style-name="P2"/>
      <text:p text:style-name="P2">Piątego lipca 2014 roku w Gdańsku odbył się największy w historii Północy zjazd fanów My Little Pony – Ambermeet. Stowarzyszenie Tribrony w osobach Spidiego, Skradacza i Korna zaoferowało mnogie atrakcje, takie jak prelekcje, zawody i panel specjalny, na którym była możliwość spotkania i porozmawania z różnymi artystami polskiego fandomu, m.in. Ruhisu, Malvagio, Celestorm, Mordecz. Przybyło 125 osób, w tym silne delegacje z Warszawy, Łodzi, Poznania czy Wrocławia. Ponymeet został uznany za sukces, co dla Tribrony było bardzo ważnym wyróżnieniem.</text:p>
      <text:p text:style-name="P2"/>
      <text:p text:style-name="P1">Link do obrazka: <text:a xlink:type="simple" xlink:href="http://www.gg.pl/dysk/U_nF_GhxgYu7UvnF_Ghx35s/plażowa%20pomerania.png" text:style-name="Internet_20_link" text:visited-style-name="Visited_20_Internet_20_Link">http</text:a><text:a xlink:type="simple" xlink:href="http://www.gg.pl/dysk/U_nF_GhxgYu7UvnF_Ghx35s/plażowa%20pomerania.png" text:style-name="Internet_20_link" text:visited-style-name="Visited_20_Internet_20_Link">://</text:a><text:a xlink:type="simple" xlink:href="http://www.gg.pl/dysk/U_nF_GhxgYu7UvnF_Ghx35s/plażowa%20pomerania.png" text:style-name="Internet_20_link" text:visited-style-name="Visited_20_Internet_20_Link">www</text:a><text:a xlink:type="simple" xlink:href="http://www.gg.pl/dysk/U_nF_GhxgYu7UvnF_Ghx35s/plażowa%20pomerania.png" text:style-name="Internet_20_link" text:visited-style-name="Visited_20_Internet_20_Link">.</text:a><text:a xlink:type="simple" xlink:href="http://www.gg.pl/dysk/U_nF_GhxgYu7UvnF_Ghx35s/plażowa%20pomerania.png" text:style-name="Internet_20_link" text:visited-style-name="Visited_20_Internet_20_Link">gg</text:a><text:a xlink:type="simple" xlink:href="http://www.gg.pl/dysk/U_nF_GhxgYu7UvnF_Ghx35s/plażowa%20pomerania.png" text:style-name="Internet_20_link" text:visited-style-name="Visited_20_Internet_20_Link">.</text:a><text:a xlink:type="simple" xlink:href="http://www.gg.pl/dysk/U_nF_GhxgYu7UvnF_Ghx35s/plażowa%20pomerania.png" text:style-name="Internet_20_link" text:visited-style-name="Visited_20_Internet_20_Link">pl</text:a><text:a xlink:type="simple" xlink:href="http://www.gg.pl/dysk/U_nF_GhxgYu7UvnF_Ghx35s/plażowa%20pomerania.png" text:style-name="Internet_20_link" text:visited-style-name="Visited_20_Internet_20_Link">/</text:a><text:a xlink:type="simple" xlink:href="http://www.gg.pl/dysk/U_nF_GhxgYu7UvnF_Ghx35s/plażowa%20pomerania.png" text:style-name="Internet_20_link" text:visited-style-name="Visited_20_Internet_20_Link">dysk</text:a><text:a xlink:type="simple" xlink:href="http://www.gg.pl/dysk/U_nF_GhxgYu7UvnF_Ghx35s/plażowa%20pomerania.png" text:style-name="Internet_20_link" text:visited-style-name="Visited_20_Internet_20_Link">/</text:a><text:a xlink:type="simple" xlink:href="http://www.gg.pl/dysk/U_nF_GhxgYu7UvnF_Ghx35s/plażowa%20pomerania.png" text:style-name="Internet_20_link" text:visited-style-name="Visited_20_Internet_20_Link">U</text:a><text:a xlink:type="simple" xlink:href="http://www.gg.pl/dysk/U_nF_GhxgYu7UvnF_Ghx35s/plażowa%20pomerania.png" text:style-name="Internet_20_link" text:visited-style-name="Visited_20_Internet_20_Link">_</text:a><text:a xlink:type="simple" xlink:href="http://www.gg.pl/dysk/U_nF_GhxgYu7UvnF_Ghx35s/plażowa%20pomerania.png" text:style-name="Internet_20_link" text:visited-style-name="Visited_20_Internet_20_Link">nF</text:a><text:a xlink:type="simple" xlink:href="http://www.gg.pl/dysk/U_nF_GhxgYu7UvnF_Ghx35s/plażowa%20pomerania.png" text:style-name="Internet_20_link" text:visited-style-name="Visited_20_Internet_20_Link">_</text:a><text:a xlink:type="simple" xlink:href="http://www.gg.pl/dysk/U_nF_GhxgYu7UvnF_Ghx35s/plażowa%20pomerania.png" text:style-name="Internet_20_link" text:visited-style-name="Visited_20_Internet_20_Link">GhxgYu</text:a><text:a xlink:type="simple" xlink:href="http://www.gg.pl/dysk/U_nF_GhxgYu7UvnF_Ghx35s/plażowa%20pomerania.png" text:style-name="Internet_20_link" text:visited-style-name="Visited_20_Internet_20_Link">7</text:a><text:a xlink:type="simple" xlink:href="http://www.gg.pl/dysk/U_nF_GhxgYu7UvnF_Ghx35s/plażowa%20pomerania.png" text:style-name="Internet_20_link" text:visited-style-name="Visited_20_Internet_20_Link">UvnF</text:a><text:a xlink:type="simple" xlink:href="http://www.gg.pl/dysk/U_nF_GhxgYu7UvnF_Ghx35s/plażowa%20pomerania.png" text:style-name="Internet_20_link" text:visited-style-name="Visited_20_Internet_20_Link">_</text:a><text:a xlink:type="simple" xlink:href="http://www.gg.pl/dysk/U_nF_GhxgYu7UvnF_Ghx35s/plażowa%20pomerania.png" text:style-name="Internet_20_link" text:visited-style-name="Visited_20_Internet_20_Link">Ghx</text:a><text:a xlink:type="simple" xlink:href="http://www.gg.pl/dysk/U_nF_GhxgYu7UvnF_Ghx35s/plażowa%20pomerania.png" text:style-name="Internet_20_link" text:visited-style-name="Visited_20_Internet_20_Link">35</text:a><text:a xlink:type="simple" xlink:href="http://www.gg.pl/dysk/U_nF_GhxgYu7UvnF_Ghx35s/plażowa%20pomerania.png" text:style-name="Internet_20_link" text:visited-style-name="Visited_20_Internet_20_Link">s</text:a><text:a xlink:type="simple" xlink:href="http://www.gg.pl/dysk/U_nF_GhxgYu7UvnF_Ghx35s/plażowa%20pomerania.png" text:style-name="Internet_20_link" text:visited-style-name="Visited_20_Internet_20_Link">/</text:a><text:a xlink:type="simple" xlink:href="http://www.gg.pl/dysk/U_nF_GhxgYu7UvnF_Ghx35s/plażowa%20pomerania.png" text:style-name="Internet_20_link" text:visited-style-name="Visited_20_Internet_20_Link">plażowa</text:a><text:a xlink:type="simple" xlink:href="http://www.gg.pl/dysk/U_nF_GhxgYu7UvnF_Ghx35s/plażowa%20pomerania.png" text:style-name="Internet_20_link" text:visited-style-name="Visited_20_Internet_20_Link">%20</text:a><text:a xlink:type="simple" xlink:href="http://www.gg.pl/dysk/U_nF_GhxgYu7UvnF_Ghx35s/plażowa%20pomerania.png" text:style-name="Internet_20_link" text:visited-style-name="Visited_20_Internet_20_Link">pomerania</text:a><text:a xlink:type="simple" xlink:href="http://www.gg.pl/dysk/U_nF_GhxgYu7UvnF_Ghx35s/plażowa%20pomerania.png" text:style-name="Internet_20_link" text:visited-style-name="Visited_20_Internet_20_Link">.</text:a><text:a xlink:type="simple" xlink:href="http://www.gg.pl/dysk/U_nF_GhxgYu7UvnF_Ghx35s/plażowa%20pomerania.png" text:style-name="Internet_20_link" text:visited-style-name="Visited_20_Internet_20_Link">png</text:a></text:p>
      <text:p text:style-name="P1">Link do źródła: źródłem jest Spidi jako jeden z organizatorów</text:p>
      <text:p text:style-name="P1"/>
      <text:p text:style-name="P2">29-31 sierpnia</text:p>
      <text:p text:style-name="P2">Czequestria</text:p>
      <text:p text:style-name="P2"/>
      <text:p text:style-name="P2">W ostatni weekend sierpnia w Pradze odbył się pierwszy w Czechach międzynarodowy konwent o tematyce My Little Pony: Friendship is Magic, Czequestria. Atrakcje związane z wydarzeniem trwały aż trzy dni – w piątek można było wziąć udział w LARPie poświęconym stolicy naszego południowego sąsiada, a sobotę i niedzielę poświęcono na kilkanaście paneli, warsztatów i konkursów o różnorakiej tematyce. Czequestrię uświetniło swoją obecnością kilku gości specjalnych, takich jak szwedzka aktorka dubbingowa Anneli Heed, popularna fandomowa piosenkarka EileMonty oraz Yami Björk, cosplayerka z olbrzymimi zdolnościami do prowadzenia wciągających paneli. Inne atrakcje to między innymi przegląd innych europejskich konwentów, konkurs dekoracji babeczek, demonstracja gry Fallout: Equestria i aukcja charytatywna prowadzona przez znaną bywalcom GalaConu PerryDotto. Miałam przyjemność być częścią około dziesięcioosobowej polskiej delegacji na konwent i mam nadzieję, że za rok pojawi się tam o wiele więcej osób z naszego kraju. Czesi oraz Słowacy pokazali na co ich stać i zapewniam, że warto zdecydować się na przejechanie kilkuset kilometrów dla wzięcia udziału w kolejnej edycji wydarzenia. Osoby chcące być na bieżąco z ewentualnymi ogłoszeniami <text:soft-page-break/>organizatorów odsyłam na<text:a xlink:type="simple" xlink:href="http://www.czequestria.cz/" text:style-name="Internet_20_link" text:visited-style-name="Visited_20_Internet_20_Link"> </text:a><text:a xlink:type="simple" xlink:href="http://www.czequestria.cz/" text:style-name="Internet_20_link" text:visited-style-name="Visited_20_Internet_20_Link">stronę</text:a><text:a xlink:type="simple" xlink:href="http://www.czequestria.cz/" text:style-name="Internet_20_link" text:visited-style-name="Visited_20_Internet_20_Link"> </text:a><text:a xlink:type="simple" xlink:href="http://www.czequestria.cz/" text:style-name="Internet_20_link" text:visited-style-name="Visited_20_Internet_20_Link">internetową</text:a> konwentu, zawierającą także bogatą galerię zdjęć z 30 i 31 sierpnia.</text:p>
      <text:p text:style-name="P2"/>
      <text:p text:style-name="P2">Link do obrazka: <text:a xlink:type="simple" xlink:href="https://www.czequestria.cz/sites/default/files/czequestria_header_final3.png" text:style-name="Internet_20_link" text:visited-style-name="Visited_20_Internet_20_Link">https</text:a><text:a xlink:type="simple" xlink:href="https://www.czequestria.cz/sites/default/files/czequestria_header_final3.png" text:style-name="Internet_20_link" text:visited-style-name="Visited_20_Internet_20_Link">://</text:a><text:a xlink:type="simple" xlink:href="https://www.czequestria.cz/sites/default/files/czequestria_header_final3.png" text:style-name="Internet_20_link" text:visited-style-name="Visited_20_Internet_20_Link">www</text:a><text:a xlink:type="simple" xlink:href="https://www.czequestria.cz/sites/default/files/czequestria_header_final3.png" text:style-name="Internet_20_link" text:visited-style-name="Visited_20_Internet_20_Link">.</text:a><text:a xlink:type="simple" xlink:href="https://www.czequestria.cz/sites/default/files/czequestria_header_final3.png" text:style-name="Internet_20_link" text:visited-style-name="Visited_20_Internet_20_Link">czequestria</text:a><text:a xlink:type="simple" xlink:href="https://www.czequestria.cz/sites/default/files/czequestria_header_final3.png" text:style-name="Internet_20_link" text:visited-style-name="Visited_20_Internet_20_Link">.</text:a><text:a xlink:type="simple" xlink:href="https://www.czequestria.cz/sites/default/files/czequestria_header_final3.png" text:style-name="Internet_20_link" text:visited-style-name="Visited_20_Internet_20_Link">cz</text:a><text:a xlink:type="simple" xlink:href="https://www.czequestria.cz/sites/default/files/czequestria_header_final3.png" text:style-name="Internet_20_link" text:visited-style-name="Visited_20_Internet_20_Link">/</text:a><text:a xlink:type="simple" xlink:href="https://www.czequestria.cz/sites/default/files/czequestria_header_final3.png" text:style-name="Internet_20_link" text:visited-style-name="Visited_20_Internet_20_Link">sites</text:a><text:a xlink:type="simple" xlink:href="https://www.czequestria.cz/sites/default/files/czequestria_header_final3.png" text:style-name="Internet_20_link" text:visited-style-name="Visited_20_Internet_20_Link">/</text:a><text:a xlink:type="simple" xlink:href="https://www.czequestria.cz/sites/default/files/czequestria_header_final3.png" text:style-name="Internet_20_link" text:visited-style-name="Visited_20_Internet_20_Link">default</text:a><text:a xlink:type="simple" xlink:href="https://www.czequestria.cz/sites/default/files/czequestria_header_final3.png" text:style-name="Internet_20_link" text:visited-style-name="Visited_20_Internet_20_Link">/</text:a><text:a xlink:type="simple" xlink:href="https://www.czequestria.cz/sites/default/files/czequestria_header_final3.png" text:style-name="Internet_20_link" text:visited-style-name="Visited_20_Internet_20_Link">files</text:a><text:a xlink:type="simple" xlink:href="https://www.czequestria.cz/sites/default/files/czequestria_header_final3.png" text:style-name="Internet_20_link" text:visited-style-name="Visited_20_Internet_20_Link">/</text:a><text:a xlink:type="simple" xlink:href="https://www.czequestria.cz/sites/default/files/czequestria_header_final3.png" text:style-name="Internet_20_link" text:visited-style-name="Visited_20_Internet_20_Link">czequestria</text:a><text:a xlink:type="simple" xlink:href="https://www.czequestria.cz/sites/default/files/czequestria_header_final3.png" text:style-name="Internet_20_link" text:visited-style-name="Visited_20_Internet_20_Link">_</text:a><text:a xlink:type="simple" xlink:href="https://www.czequestria.cz/sites/default/files/czequestria_header_final3.png" text:style-name="Internet_20_link" text:visited-style-name="Visited_20_Internet_20_Link">header</text:a><text:a xlink:type="simple" xlink:href="https://www.czequestria.cz/sites/default/files/czequestria_header_final3.png" text:style-name="Internet_20_link" text:visited-style-name="Visited_20_Internet_20_Link">_</text:a><text:a xlink:type="simple" xlink:href="https://www.czequestria.cz/sites/default/files/czequestria_header_final3.png" text:style-name="Internet_20_link" text:visited-style-name="Visited_20_Internet_20_Link">final</text:a><text:a xlink:type="simple" xlink:href="https://www.czequestria.cz/sites/default/files/czequestria_header_final3.png" text:style-name="Internet_20_link" text:visited-style-name="Visited_20_Internet_20_Link">3.</text:a><text:a xlink:type="simple" xlink:href="https://www.czequestria.cz/sites/default/files/czequestria_header_final3.png" text:style-name="Internet_20_link" text:visited-style-name="Visited_20_Internet_20_Link">png</text:a></text:p>
      <text:p text:style-name="P2">Link do źródła: </text:p>
      <text:p text:style-name="P2"/>
      <text:p text:style-name="P2">17 września</text:p>
      <text:p text:style-name="P2">Anulowanie Journey of the Spark</text:p>
      <text:p text:style-name="P2"/>
      <text:p text:style-name="P2">Smutna wiadomość dla fandomu. Po uprzejmym liście od Hasbro, projekt „Journey of the Spark”, mający zadatki na największy fanowski film, został anulowany. Celestial Spark Studios wydało oświadczenie, którego pełny, angielski tekst możecie przeczytać <text:a xlink:type="simple" xlink:href="http://celestialsparkstudios.tumblr.com/post/97780289888/jots-ceasing-production-as-a-film-to-become-audio" text:style-name="Internet_20_link" text:visited-style-name="Visited_20_Internet_20_Link"><text:span text:style-name="T1">tutaj</text:span></text:a>. Jednak pomimo przerwania prac nad animacją, sam projekt nie został zarzucony i ma być kontynuowany w postaci słuchowiska radiowego. Tak więc jest nadzieja, że prędzej czy później poznamy całą historię „Journey of the Spark”.</text:p>
      <text:p text:style-name="P2"/>
      <text:p text:style-name="P1">Link do obrazka: <text:a xlink:type="simple" xlink:href="http://1.bp.blogspot.com/-SSXCYqlUrB4/VBpNM-xY_AI/AAAAAAABEoI/23rf6JcYew0/s1600/Capture.PNG" text:style-name="Internet_20_link" text:visited-style-name="Visited_20_Internet_20_Link">http</text:a><text:a xlink:type="simple" xlink:href="http://1.bp.blogspot.com/-SSXCYqlUrB4/VBpNM-xY_AI/AAAAAAABEoI/23rf6JcYew0/s1600/Capture.PNG" text:style-name="Internet_20_link" text:visited-style-name="Visited_20_Internet_20_Link">://1.</text:a><text:a xlink:type="simple" xlink:href="http://1.bp.blogspot.com/-SSXCYqlUrB4/VBpNM-xY_AI/AAAAAAABEoI/23rf6JcYew0/s1600/Capture.PNG" text:style-name="Internet_20_link" text:visited-style-name="Visited_20_Internet_20_Link">bp</text:a><text:a xlink:type="simple" xlink:href="http://1.bp.blogspot.com/-SSXCYqlUrB4/VBpNM-xY_AI/AAAAAAABEoI/23rf6JcYew0/s1600/Capture.PNG" text:style-name="Internet_20_link" text:visited-style-name="Visited_20_Internet_20_Link">.</text:a><text:a xlink:type="simple" xlink:href="http://1.bp.blogspot.com/-SSXCYqlUrB4/VBpNM-xY_AI/AAAAAAABEoI/23rf6JcYew0/s1600/Capture.PNG" text:style-name="Internet_20_link" text:visited-style-name="Visited_20_Internet_20_Link">blogspot</text:a><text:a xlink:type="simple" xlink:href="http://1.bp.blogspot.com/-SSXCYqlUrB4/VBpNM-xY_AI/AAAAAAABEoI/23rf6JcYew0/s1600/Capture.PNG" text:style-name="Internet_20_link" text:visited-style-name="Visited_20_Internet_20_Link">.</text:a><text:a xlink:type="simple" xlink:href="http://1.bp.blogspot.com/-SSXCYqlUrB4/VBpNM-xY_AI/AAAAAAABEoI/23rf6JcYew0/s1600/Capture.PNG" text:style-name="Internet_20_link" text:visited-style-name="Visited_20_Internet_20_Link">com</text:a><text:a xlink:type="simple" xlink:href="http://1.bp.blogspot.com/-SSXCYqlUrB4/VBpNM-xY_AI/AAAAAAABEoI/23rf6JcYew0/s1600/Capture.PNG" text:style-name="Internet_20_link" text:visited-style-name="Visited_20_Internet_20_Link">/-</text:a><text:a xlink:type="simple" xlink:href="http://1.bp.blogspot.com/-SSXCYqlUrB4/VBpNM-xY_AI/AAAAAAABEoI/23rf6JcYew0/s1600/Capture.PNG" text:style-name="Internet_20_link" text:visited-style-name="Visited_20_Internet_20_Link">SSXCYqlUrB</text:a><text:a xlink:type="simple" xlink:href="http://1.bp.blogspot.com/-SSXCYqlUrB4/VBpNM-xY_AI/AAAAAAABEoI/23rf6JcYew0/s1600/Capture.PNG" text:style-name="Internet_20_link" text:visited-style-name="Visited_20_Internet_20_Link">4/</text:a><text:a xlink:type="simple" xlink:href="http://1.bp.blogspot.com/-SSXCYqlUrB4/VBpNM-xY_AI/AAAAAAABEoI/23rf6JcYew0/s1600/Capture.PNG" text:style-name="Internet_20_link" text:visited-style-name="Visited_20_Internet_20_Link">VBpNM</text:a><text:a xlink:type="simple" xlink:href="http://1.bp.blogspot.com/-SSXCYqlUrB4/VBpNM-xY_AI/AAAAAAABEoI/23rf6JcYew0/s1600/Capture.PNG" text:style-name="Internet_20_link" text:visited-style-name="Visited_20_Internet_20_Link">-</text:a><text:a xlink:type="simple" xlink:href="http://1.bp.blogspot.com/-SSXCYqlUrB4/VBpNM-xY_AI/AAAAAAABEoI/23rf6JcYew0/s1600/Capture.PNG" text:style-name="Internet_20_link" text:visited-style-name="Visited_20_Internet_20_Link">xY</text:a><text:a xlink:type="simple" xlink:href="http://1.bp.blogspot.com/-SSXCYqlUrB4/VBpNM-xY_AI/AAAAAAABEoI/23rf6JcYew0/s1600/Capture.PNG" text:style-name="Internet_20_link" text:visited-style-name="Visited_20_Internet_20_Link">_</text:a><text:a xlink:type="simple" xlink:href="http://1.bp.blogspot.com/-SSXCYqlUrB4/VBpNM-xY_AI/AAAAAAABEoI/23rf6JcYew0/s1600/Capture.PNG" text:style-name="Internet_20_link" text:visited-style-name="Visited_20_Internet_20_Link">AI</text:a><text:a xlink:type="simple" xlink:href="http://1.bp.blogspot.com/-SSXCYqlUrB4/VBpNM-xY_AI/AAAAAAABEoI/23rf6JcYew0/s1600/Capture.PNG" text:style-name="Internet_20_link" text:visited-style-name="Visited_20_Internet_20_Link">/</text:a><text:a xlink:type="simple" xlink:href="http://1.bp.blogspot.com/-SSXCYqlUrB4/VBpNM-xY_AI/AAAAAAABEoI/23rf6JcYew0/s1600/Capture.PNG" text:style-name="Internet_20_link" text:visited-style-name="Visited_20_Internet_20_Link">AAAAAAABEoI</text:a><text:a xlink:type="simple" xlink:href="http://1.bp.blogspot.com/-SSXCYqlUrB4/VBpNM-xY_AI/AAAAAAABEoI/23rf6JcYew0/s1600/Capture.PNG" text:style-name="Internet_20_link" text:visited-style-name="Visited_20_Internet_20_Link">/23</text:a><text:a xlink:type="simple" xlink:href="http://1.bp.blogspot.com/-SSXCYqlUrB4/VBpNM-xY_AI/AAAAAAABEoI/23rf6JcYew0/s1600/Capture.PNG" text:style-name="Internet_20_link" text:visited-style-name="Visited_20_Internet_20_Link">rf</text:a><text:a xlink:type="simple" xlink:href="http://1.bp.blogspot.com/-SSXCYqlUrB4/VBpNM-xY_AI/AAAAAAABEoI/23rf6JcYew0/s1600/Capture.PNG" text:style-name="Internet_20_link" text:visited-style-name="Visited_20_Internet_20_Link">6</text:a><text:a xlink:type="simple" xlink:href="http://1.bp.blogspot.com/-SSXCYqlUrB4/VBpNM-xY_AI/AAAAAAABEoI/23rf6JcYew0/s1600/Capture.PNG" text:style-name="Internet_20_link" text:visited-style-name="Visited_20_Internet_20_Link">JcYew</text:a><text:a xlink:type="simple" xlink:href="http://1.bp.blogspot.com/-SSXCYqlUrB4/VBpNM-xY_AI/AAAAAAABEoI/23rf6JcYew0/s1600/Capture.PNG" text:style-name="Internet_20_link" text:visited-style-name="Visited_20_Internet_20_Link">0/</text:a><text:a xlink:type="simple" xlink:href="http://1.bp.blogspot.com/-SSXCYqlUrB4/VBpNM-xY_AI/AAAAAAABEoI/23rf6JcYew0/s1600/Capture.PNG" text:style-name="Internet_20_link" text:visited-style-name="Visited_20_Internet_20_Link">s</text:a><text:a xlink:type="simple" xlink:href="http://1.bp.blogspot.com/-SSXCYqlUrB4/VBpNM-xY_AI/AAAAAAABEoI/23rf6JcYew0/s1600/Capture.PNG" text:style-name="Internet_20_link" text:visited-style-name="Visited_20_Internet_20_Link">1600/</text:a><text:a xlink:type="simple" xlink:href="http://1.bp.blogspot.com/-SSXCYqlUrB4/VBpNM-xY_AI/AAAAAAABEoI/23rf6JcYew0/s1600/Capture.PNG" text:style-name="Internet_20_link" text:visited-style-name="Visited_20_Internet_20_Link">Capture</text:a><text:a xlink:type="simple" xlink:href="http://1.bp.blogspot.com/-SSXCYqlUrB4/VBpNM-xY_AI/AAAAAAABEoI/23rf6JcYew0/s1600/Capture.PNG" text:style-name="Internet_20_link" text:visited-style-name="Visited_20_Internet_20_Link">.</text:a><text:a xlink:type="simple" xlink:href="http://1.bp.blogspot.com/-SSXCYqlUrB4/VBpNM-xY_AI/AAAAAAABEoI/23rf6JcYew0/s1600/Capture.PNG" text:style-name="Internet_20_link" text:visited-style-name="Visited_20_Internet_20_Link">PNG</text:a></text:p>
      <text:p text:style-name="P1">Link do źródła: <text:a xlink:type="simple" xlink:href="http://www.equestriadaily.com/2014/09/journey-of-spark-ends-production-as.html" text:style-name="Internet_20_link" text:visited-style-name="Visited_20_Internet_20_Link">http</text:a><text:a xlink:type="simple" xlink:href="http://www.equestriadaily.com/2014/09/journey-of-spark-ends-production-as.html" text:style-name="Internet_20_link" text:visited-style-name="Visited_20_Internet_20_Link">://</text:a><text:a xlink:type="simple" xlink:href="http://www.equestriadaily.com/2014/09/journey-of-spark-ends-production-as.html" text:style-name="Internet_20_link" text:visited-style-name="Visited_20_Internet_20_Link">www</text:a><text:a xlink:type="simple" xlink:href="http://www.equestriadaily.com/2014/09/journey-of-spark-ends-production-as.html" text:style-name="Internet_20_link" text:visited-style-name="Visited_20_Internet_20_Link">.</text:a><text:a xlink:type="simple" xlink:href="http://www.equestriadaily.com/2014/09/journey-of-spark-ends-production-as.html" text:style-name="Internet_20_link" text:visited-style-name="Visited_20_Internet_20_Link">equestriadaily</text:a><text:a xlink:type="simple" xlink:href="http://www.equestriadaily.com/2014/09/journey-of-spark-ends-production-as.html" text:style-name="Internet_20_link" text:visited-style-name="Visited_20_Internet_20_Link">.</text:a><text:a xlink:type="simple" xlink:href="http://www.equestriadaily.com/2014/09/journey-of-spark-ends-production-as.html" text:style-name="Internet_20_link" text:visited-style-name="Visited_20_Internet_20_Link">com</text:a><text:a xlink:type="simple" xlink:href="http://www.equestriadaily.com/2014/09/journey-of-spark-ends-production-as.html" text:style-name="Internet_20_link" text:visited-style-name="Visited_20_Internet_20_Link">/2014/09/</text:a><text:a xlink:type="simple" xlink:href="http://www.equestriadaily.com/2014/09/journey-of-spark-ends-production-as.html" text:style-name="Internet_20_link" text:visited-style-name="Visited_20_Internet_20_Link">journey</text:a><text:a xlink:type="simple" xlink:href="http://www.equestriadaily.com/2014/09/journey-of-spark-ends-production-as.html" text:style-name="Internet_20_link" text:visited-style-name="Visited_20_Internet_20_Link">-</text:a><text:a xlink:type="simple" xlink:href="http://www.equestriadaily.com/2014/09/journey-of-spark-ends-production-as.html" text:style-name="Internet_20_link" text:visited-style-name="Visited_20_Internet_20_Link">of</text:a><text:a xlink:type="simple" xlink:href="http://www.equestriadaily.com/2014/09/journey-of-spark-ends-production-as.html" text:style-name="Internet_20_link" text:visited-style-name="Visited_20_Internet_20_Link">-</text:a><text:a xlink:type="simple" xlink:href="http://www.equestriadaily.com/2014/09/journey-of-spark-ends-production-as.html" text:style-name="Internet_20_link" text:visited-style-name="Visited_20_Internet_20_Link">spark</text:a><text:a xlink:type="simple" xlink:href="http://www.equestriadaily.com/2014/09/journey-of-spark-ends-production-as.html" text:style-name="Internet_20_link" text:visited-style-name="Visited_20_Internet_20_Link">-</text:a><text:a xlink:type="simple" xlink:href="http://www.equestriadaily.com/2014/09/journey-of-spark-ends-production-as.html" text:style-name="Internet_20_link" text:visited-style-name="Visited_20_Internet_20_Link">ends</text:a><text:a xlink:type="simple" xlink:href="http://www.equestriadaily.com/2014/09/journey-of-spark-ends-production-as.html" text:style-name="Internet_20_link" text:visited-style-name="Visited_20_Internet_20_Link">-</text:a><text:a xlink:type="simple" xlink:href="http://www.equestriadaily.com/2014/09/journey-of-spark-ends-production-as.html" text:style-name="Internet_20_link" text:visited-style-name="Visited_20_Internet_20_Link">production</text:a><text:a xlink:type="simple" xlink:href="http://www.equestriadaily.com/2014/09/journey-of-spark-ends-production-as.html" text:style-name="Internet_20_link" text:visited-style-name="Visited_20_Internet_20_Link">-</text:a><text:a xlink:type="simple" xlink:href="http://www.equestriadaily.com/2014/09/journey-of-spark-ends-production-as.html" text:style-name="Internet_20_link" text:visited-style-name="Visited_20_Internet_20_Link">as</text:a><text:a xlink:type="simple" xlink:href="http://www.equestriadaily.com/2014/09/journey-of-spark-ends-production-as.html" text:style-name="Internet_20_link" text:visited-style-name="Visited_20_Internet_20_Link">.</text:a><text:a xlink:type="simple" xlink:href="http://www.equestriadaily.com/2014/09/journey-of-spark-ends-production-as.html" text:style-name="Internet_20_link" text:visited-style-name="Visited_20_Internet_20_Link">html</text:a></text:p>
      <text:p text:style-name="P2"/>
      <text:p text:style-name="P2">27 września</text:p>
      <text:p text:style-name="P2">Premiera „My Little Pony Equestria Girls: Rainbow Rocks”</text:p>
      <text:p text:style-name="P2"/>
      <text:p text:style-name="P2">Długo oczekiwana kontynuacja „Equestria Girls” miała swoją premierę 27 września i z miejsca zyskała grono oddanych fanów. Trzeba przyznać, iż zaserwowano nam naprawdę udany film animowany, w którym aż roi się od doskonałych piosenek i prześmiesznych gagów, a antagonistki wypadły całkiem przekonująco. Teraz pozostaje czekać na kolejną część przygód Mane 6 z towarzyszącą im Sunset Shimmer.</text:p>
      <text:p text:style-name="P2"/>
      <text:p text:style-name="P1">Link do obrazka: <text:a xlink:type="simple" xlink:href="http://img3.wikia.nocookie.net/__cb20140922155711/mlp/images/6/6f/Rainbow_Rocks_Poster_2.jpg" text:style-name="Internet_20_link" text:visited-style-name="Visited_20_Internet_20_Link">http</text:a><text:a xlink:type="simple" xlink:href="http://img3.wikia.nocookie.net/__cb20140922155711/mlp/images/6/6f/Rainbow_Rocks_Poster_2.jpg" text:style-name="Internet_20_link" text:visited-style-name="Visited_20_Internet_20_Link">://</text:a><text:a xlink:type="simple" xlink:href="http://img3.wikia.nocookie.net/__cb20140922155711/mlp/images/6/6f/Rainbow_Rocks_Poster_2.jpg" text:style-name="Internet_20_link" text:visited-style-name="Visited_20_Internet_20_Link">img</text:a><text:a xlink:type="simple" xlink:href="http://img3.wikia.nocookie.net/__cb20140922155711/mlp/images/6/6f/Rainbow_Rocks_Poster_2.jpg" text:style-name="Internet_20_link" text:visited-style-name="Visited_20_Internet_20_Link">3.</text:a><text:a xlink:type="simple" xlink:href="http://img3.wikia.nocookie.net/__cb20140922155711/mlp/images/6/6f/Rainbow_Rocks_Poster_2.jpg" text:style-name="Internet_20_link" text:visited-style-name="Visited_20_Internet_20_Link">wikia</text:a><text:a xlink:type="simple" xlink:href="http://img3.wikia.nocookie.net/__cb20140922155711/mlp/images/6/6f/Rainbow_Rocks_Poster_2.jpg" text:style-name="Internet_20_link" text:visited-style-name="Visited_20_Internet_20_Link">.</text:a><text:a xlink:type="simple" xlink:href="http://img3.wikia.nocookie.net/__cb20140922155711/mlp/images/6/6f/Rainbow_Rocks_Poster_2.jpg" text:style-name="Internet_20_link" text:visited-style-name="Visited_20_Internet_20_Link">nocookie</text:a><text:a xlink:type="simple" xlink:href="http://img3.wikia.nocookie.net/__cb20140922155711/mlp/images/6/6f/Rainbow_Rocks_Poster_2.jpg" text:style-name="Internet_20_link" text:visited-style-name="Visited_20_Internet_20_Link">.</text:a><text:a xlink:type="simple" xlink:href="http://img3.wikia.nocookie.net/__cb20140922155711/mlp/images/6/6f/Rainbow_Rocks_Poster_2.jpg" text:style-name="Internet_20_link" text:visited-style-name="Visited_20_Internet_20_Link">net</text:a><text:a xlink:type="simple" xlink:href="http://img3.wikia.nocookie.net/__cb20140922155711/mlp/images/6/6f/Rainbow_Rocks_Poster_2.jpg" text:style-name="Internet_20_link" text:visited-style-name="Visited_20_Internet_20_Link">/__</text:a><text:a xlink:type="simple" xlink:href="http://img3.wikia.nocookie.net/__cb20140922155711/mlp/images/6/6f/Rainbow_Rocks_Poster_2.jpg" text:style-name="Internet_20_link" text:visited-style-name="Visited_20_Internet_20_Link">cb</text:a><text:a xlink:type="simple" xlink:href="http://img3.wikia.nocookie.net/__cb20140922155711/mlp/images/6/6f/Rainbow_Rocks_Poster_2.jpg" text:style-name="Internet_20_link" text:visited-style-name="Visited_20_Internet_20_Link">20140922155711/</text:a><text:a xlink:type="simple" xlink:href="http://img3.wikia.nocookie.net/__cb20140922155711/mlp/images/6/6f/Rainbow_Rocks_Poster_2.jpg" text:style-name="Internet_20_link" text:visited-style-name="Visited_20_Internet_20_Link">mlp</text:a><text:a xlink:type="simple" xlink:href="http://img3.wikia.nocookie.net/__cb20140922155711/mlp/images/6/6f/Rainbow_Rocks_Poster_2.jpg" text:style-name="Internet_20_link" text:visited-style-name="Visited_20_Internet_20_Link">/</text:a><text:a xlink:type="simple" xlink:href="http://img3.wikia.nocookie.net/__cb20140922155711/mlp/images/6/6f/Rainbow_Rocks_Poster_2.jpg" text:style-name="Internet_20_link" text:visited-style-name="Visited_20_Internet_20_Link">images</text:a><text:a xlink:type="simple" xlink:href="http://img3.wikia.nocookie.net/__cb20140922155711/mlp/images/6/6f/Rainbow_Rocks_Poster_2.jpg" text:style-name="Internet_20_link" text:visited-style-name="Visited_20_Internet_20_Link">/6/6</text:a><text:a xlink:type="simple" xlink:href="http://img3.wikia.nocookie.net/__cb20140922155711/mlp/images/6/6f/Rainbow_Rocks_Poster_2.jpg" text:style-name="Internet_20_link" text:visited-style-name="Visited_20_Internet_20_Link">f</text:a><text:a xlink:type="simple" xlink:href="http://img3.wikia.nocookie.net/__cb20140922155711/mlp/images/6/6f/Rainbow_Rocks_Poster_2.jpg" text:style-name="Internet_20_link" text:visited-style-name="Visited_20_Internet_20_Link">/</text:a><text:a xlink:type="simple" xlink:href="http://img3.wikia.nocookie.net/__cb20140922155711/mlp/images/6/6f/Rainbow_Rocks_Poster_2.jpg" text:style-name="Internet_20_link" text:visited-style-name="Visited_20_Internet_20_Link">Rainbow</text:a><text:a xlink:type="simple" xlink:href="http://img3.wikia.nocookie.net/__cb20140922155711/mlp/images/6/6f/Rainbow_Rocks_Poster_2.jpg" text:style-name="Internet_20_link" text:visited-style-name="Visited_20_Internet_20_Link">_</text:a><text:a xlink:type="simple" xlink:href="http://img3.wikia.nocookie.net/__cb20140922155711/mlp/images/6/6f/Rainbow_Rocks_Poster_2.jpg" text:style-name="Internet_20_link" text:visited-style-name="Visited_20_Internet_20_Link">Rocks</text:a><text:a xlink:type="simple" xlink:href="http://img3.wikia.nocookie.net/__cb20140922155711/mlp/images/6/6f/Rainbow_Rocks_Poster_2.jpg" text:style-name="Internet_20_link" text:visited-style-name="Visited_20_Internet_20_Link">_</text:a><text:a xlink:type="simple" xlink:href="http://img3.wikia.nocookie.net/__cb20140922155711/mlp/images/6/6f/Rainbow_Rocks_Poster_2.jpg" text:style-name="Internet_20_link" text:visited-style-name="Visited_20_Internet_20_Link">Poster</text:a><text:a xlink:type="simple" xlink:href="http://img3.wikia.nocookie.net/__cb20140922155711/mlp/images/6/6f/Rainbow_Rocks_Poster_2.jpg" text:style-name="Internet_20_link" text:visited-style-name="Visited_20_Internet_20_Link">_2.</text:a><text:a xlink:type="simple" xlink:href="http://img3.wikia.nocookie.net/__cb20140922155711/mlp/images/6/6f/Rainbow_Rocks_Poster_2.jpg" text:style-name="Internet_20_link" text:visited-style-name="Visited_20_Internet_20_Link">jpg</text:a></text:p>
      <text:p text:style-name="P1">Link do źródła: <text:a xlink:type="simple" xlink:href="http://mlp.wikia.com/wiki/My_Little_Pony_Equestria_Girls:_Rainbow_Rocks" text:style-name="Internet_20_link" text:visited-style-name="Visited_20_Internet_20_Link">http</text:a><text:a xlink:type="simple" xlink:href="http://mlp.wikia.com/wiki/My_Little_Pony_Equestria_Girls:_Rainbow_Rocks" text:style-name="Internet_20_link" text:visited-style-name="Visited_20_Internet_20_Link">://</text:a><text:a xlink:type="simple" xlink:href="http://mlp.wikia.com/wiki/My_Little_Pony_Equestria_Girls:_Rainbow_Rocks" text:style-name="Internet_20_link" text:visited-style-name="Visited_20_Internet_20_Link">mlp</text:a><text:a xlink:type="simple" xlink:href="http://mlp.wikia.com/wiki/My_Little_Pony_Equestria_Girls:_Rainbow_Rocks" text:style-name="Internet_20_link" text:visited-style-name="Visited_20_Internet_20_Link">.</text:a><text:a xlink:type="simple" xlink:href="http://mlp.wikia.com/wiki/My_Little_Pony_Equestria_Girls:_Rainbow_Rocks" text:style-name="Internet_20_link" text:visited-style-name="Visited_20_Internet_20_Link">wikia</text:a><text:a xlink:type="simple" xlink:href="http://mlp.wikia.com/wiki/My_Little_Pony_Equestria_Girls:_Rainbow_Rocks" text:style-name="Internet_20_link" text:visited-style-name="Visited_20_Internet_20_Link">.</text:a><text:a xlink:type="simple" xlink:href="http://mlp.wikia.com/wiki/My_Little_Pony_Equestria_Girls:_Rainbow_Rocks" text:style-name="Internet_20_link" text:visited-style-name="Visited_20_Internet_20_Link">com</text:a><text:a xlink:type="simple" xlink:href="http://mlp.wikia.com/wiki/My_Little_Pony_Equestria_Girls:_Rainbow_Rocks" text:style-name="Internet_20_link" text:visited-style-name="Visited_20_Internet_20_Link">/</text:a><text:a xlink:type="simple" xlink:href="http://mlp.wikia.com/wiki/My_Little_Pony_Equestria_Girls:_Rainbow_Rocks" text:style-name="Internet_20_link" text:visited-style-name="Visited_20_Internet_20_Link">wiki</text:a><text:a xlink:type="simple" xlink:href="http://mlp.wikia.com/wiki/My_Little_Pony_Equestria_Girls:_Rainbow_Rocks" text:style-name="Internet_20_link" text:visited-style-name="Visited_20_Internet_20_Link">/</text:a><text:a xlink:type="simple" xlink:href="http://mlp.wikia.com/wiki/My_Little_Pony_Equestria_Girls:_Rainbow_Rocks" text:style-name="Internet_20_link" text:visited-style-name="Visited_20_Internet_20_Link">My</text:a><text:a xlink:type="simple" xlink:href="http://mlp.wikia.com/wiki/My_Little_Pony_Equestria_Girls:_Rainbow_Rocks" text:style-name="Internet_20_link" text:visited-style-name="Visited_20_Internet_20_Link">_</text:a><text:a xlink:type="simple" xlink:href="http://mlp.wikia.com/wiki/My_Little_Pony_Equestria_Girls:_Rainbow_Rocks" text:style-name="Internet_20_link" text:visited-style-name="Visited_20_Internet_20_Link">Little</text:a><text:a xlink:type="simple" xlink:href="http://mlp.wikia.com/wiki/My_Little_Pony_Equestria_Girls:_Rainbow_Rocks" text:style-name="Internet_20_link" text:visited-style-name="Visited_20_Internet_20_Link">_</text:a><text:a xlink:type="simple" xlink:href="http://mlp.wikia.com/wiki/My_Little_Pony_Equestria_Girls:_Rainbow_Rocks" text:style-name="Internet_20_link" text:visited-style-name="Visited_20_Internet_20_Link">Pony</text:a><text:a xlink:type="simple" xlink:href="http://mlp.wikia.com/wiki/My_Little_Pony_Equestria_Girls:_Rainbow_Rocks" text:style-name="Internet_20_link" text:visited-style-name="Visited_20_Internet_20_Link">_</text:a><text:a xlink:type="simple" xlink:href="http://mlp.wikia.com/wiki/My_Little_Pony_Equestria_Girls:_Rainbow_Rocks" text:style-name="Internet_20_link" text:visited-style-name="Visited_20_Internet_20_Link">Equestria</text:a><text:a xlink:type="simple" xlink:href="http://mlp.wikia.com/wiki/My_Little_Pony_Equestria_Girls:_Rainbow_Rocks" text:style-name="Internet_20_link" text:visited-style-name="Visited_20_Internet_20_Link">_</text:a><text:a xlink:type="simple" xlink:href="http://mlp.wikia.com/wiki/My_Little_Pony_Equestria_Girls:_Rainbow_Rocks" text:style-name="Internet_20_link" text:visited-style-name="Visited_20_Internet_20_Link">Girls</text:a><text:a xlink:type="simple" xlink:href="http://mlp.wikia.com/wiki/My_Little_Pony_Equestria_Girls:_Rainbow_Rocks" text:style-name="Internet_20_link" text:visited-style-name="Visited_20_Internet_20_Link">:_</text:a><text:a xlink:type="simple" xlink:href="http://mlp.wikia.com/wiki/My_Little_Pony_Equestria_Girls:_Rainbow_Rocks" text:style-name="Internet_20_link" text:visited-style-name="Visited_20_Internet_20_Link">Rainbow</text:a><text:a xlink:type="simple" xlink:href="http://mlp.wikia.com/wiki/My_Little_Pony_Equestria_Girls:_Rainbow_Rocks" text:style-name="Internet_20_link" text:visited-style-name="Visited_20_Internet_20_Link">_</text:a><text:a xlink:type="simple" xlink:href="http://mlp.wikia.com/wiki/My_Little_Pony_Equestria_Girls:_Rainbow_Rocks" text:style-name="Internet_20_link" text:visited-style-name="Visited_20_Internet_20_Link">Rocks</text:a></text:p>
      <text:p text:style-name="P2"/>
      <text:p text:style-name="P2">27-28 września</text:p>
      <text:p text:style-name="P2">My Little Konwent III</text:p>
      <text:p text:style-name="P2"/>
      <text:p text:style-name="P2">W ostatni weekend września ofiarą najazdu fanów MLP padł Bytom. Ludzie z całej Polski oraz z zagranicy ściągnęli tłumnie, by wziąć udział w największym polskim konwencie poświęconym kucykom. Naturalnie nie mogło tam zabraknąć również członków redakcji „Equestria Times” – obszerne relacje z różnych punktów widzenia dostępne są na dalszych stronach tego numeru.</text:p>
      <text:p text:style-name="P2"/>
      <text:p text:style-name="P2">20 października</text:p>
      <text:p text:style-name="P2">Zapowiedź pełnometrażowego filmu „My Little Pony”</text:p>
      <text:p text:style-name="P2"><text:soft-page-break/></text:p>
      <text:p text:style-name="P2"><text:span text:style-name="T2">Jak donosi serwis Variety.com, Hasbro dało zielone światło dla produkcji pełnometrażowego filmu z kucykami. I nie chodzi tutaj o kolejne Equestria Girls! Za scenariusz ma być odpowiedzialny Joe Ballarini, znany choćby z Epoki Lodowcowej 4. Przy filmie ma też współpracować Meghan McCarthy.</text:span> Za opublikowanie tej wiadomości w przetłumaczonej formie dziękujemy FGE.</text:p>
      <text:p text:style-name="P2"/>
      <text:p text:style-name="P2">Link do obrazka: <text:a xlink:type="simple" xlink:href="http://4.bp.blogspot.com/-c14ZUFXubGs/VEUlHCZawPI/AAAAAAAAGN8/nyrTUYi3zeo/s1600/friendship_is_magic__by_dennybutt-d83azx7.png" text:style-name="Internet_20_link" text:visited-style-name="Visited_20_Internet_20_Link">http</text:a><text:a xlink:type="simple" xlink:href="http://4.bp.blogspot.com/-c14ZUFXubGs/VEUlHCZawPI/AAAAAAAAGN8/nyrTUYi3zeo/s1600/friendship_is_magic__by_dennybutt-d83azx7.png" text:style-name="Internet_20_link" text:visited-style-name="Visited_20_Internet_20_Link">://4.</text:a><text:a xlink:type="simple" xlink:href="http://4.bp.blogspot.com/-c14ZUFXubGs/VEUlHCZawPI/AAAAAAAAGN8/nyrTUYi3zeo/s1600/friendship_is_magic__by_dennybutt-d83azx7.png" text:style-name="Internet_20_link" text:visited-style-name="Visited_20_Internet_20_Link">bp</text:a><text:a xlink:type="simple" xlink:href="http://4.bp.blogspot.com/-c14ZUFXubGs/VEUlHCZawPI/AAAAAAAAGN8/nyrTUYi3zeo/s1600/friendship_is_magic__by_dennybutt-d83azx7.png" text:style-name="Internet_20_link" text:visited-style-name="Visited_20_Internet_20_Link">.</text:a><text:a xlink:type="simple" xlink:href="http://4.bp.blogspot.com/-c14ZUFXubGs/VEUlHCZawPI/AAAAAAAAGN8/nyrTUYi3zeo/s1600/friendship_is_magic__by_dennybutt-d83azx7.png" text:style-name="Internet_20_link" text:visited-style-name="Visited_20_Internet_20_Link">blogspot</text:a><text:a xlink:type="simple" xlink:href="http://4.bp.blogspot.com/-c14ZUFXubGs/VEUlHCZawPI/AAAAAAAAGN8/nyrTUYi3zeo/s1600/friendship_is_magic__by_dennybutt-d83azx7.png" text:style-name="Internet_20_link" text:visited-style-name="Visited_20_Internet_20_Link">.</text:a><text:a xlink:type="simple" xlink:href="http://4.bp.blogspot.com/-c14ZUFXubGs/VEUlHCZawPI/AAAAAAAAGN8/nyrTUYi3zeo/s1600/friendship_is_magic__by_dennybutt-d83azx7.png" text:style-name="Internet_20_link" text:visited-style-name="Visited_20_Internet_20_Link">com</text:a><text:a xlink:type="simple" xlink:href="http://4.bp.blogspot.com/-c14ZUFXubGs/VEUlHCZawPI/AAAAAAAAGN8/nyrTUYi3zeo/s1600/friendship_is_magic__by_dennybutt-d83azx7.png" text:style-name="Internet_20_link" text:visited-style-name="Visited_20_Internet_20_Link">/-</text:a><text:a xlink:type="simple" xlink:href="http://4.bp.blogspot.com/-c14ZUFXubGs/VEUlHCZawPI/AAAAAAAAGN8/nyrTUYi3zeo/s1600/friendship_is_magic__by_dennybutt-d83azx7.png" text:style-name="Internet_20_link" text:visited-style-name="Visited_20_Internet_20_Link">c</text:a><text:a xlink:type="simple" xlink:href="http://4.bp.blogspot.com/-c14ZUFXubGs/VEUlHCZawPI/AAAAAAAAGN8/nyrTUYi3zeo/s1600/friendship_is_magic__by_dennybutt-d83azx7.png" text:style-name="Internet_20_link" text:visited-style-name="Visited_20_Internet_20_Link">14</text:a><text:a xlink:type="simple" xlink:href="http://4.bp.blogspot.com/-c14ZUFXubGs/VEUlHCZawPI/AAAAAAAAGN8/nyrTUYi3zeo/s1600/friendship_is_magic__by_dennybutt-d83azx7.png" text:style-name="Internet_20_link" text:visited-style-name="Visited_20_Internet_20_Link">ZUFXubGs</text:a><text:a xlink:type="simple" xlink:href="http://4.bp.blogspot.com/-c14ZUFXubGs/VEUlHCZawPI/AAAAAAAAGN8/nyrTUYi3zeo/s1600/friendship_is_magic__by_dennybutt-d83azx7.png" text:style-name="Internet_20_link" text:visited-style-name="Visited_20_Internet_20_Link">/</text:a><text:a xlink:type="simple" xlink:href="http://4.bp.blogspot.com/-c14ZUFXubGs/VEUlHCZawPI/AAAAAAAAGN8/nyrTUYi3zeo/s1600/friendship_is_magic__by_dennybutt-d83azx7.png" text:style-name="Internet_20_link" text:visited-style-name="Visited_20_Internet_20_Link">VEUlHCZawPI</text:a><text:a xlink:type="simple" xlink:href="http://4.bp.blogspot.com/-c14ZUFXubGs/VEUlHCZawPI/AAAAAAAAGN8/nyrTUYi3zeo/s1600/friendship_is_magic__by_dennybutt-d83azx7.png" text:style-name="Internet_20_link" text:visited-style-name="Visited_20_Internet_20_Link">/</text:a><text:a xlink:type="simple" xlink:href="http://4.bp.blogspot.com/-c14ZUFXubGs/VEUlHCZawPI/AAAAAAAAGN8/nyrTUYi3zeo/s1600/friendship_is_magic__by_dennybutt-d83azx7.png" text:style-name="Internet_20_link" text:visited-style-name="Visited_20_Internet_20_Link">AAAAAAAAGN</text:a><text:a xlink:type="simple" xlink:href="http://4.bp.blogspot.com/-c14ZUFXubGs/VEUlHCZawPI/AAAAAAAAGN8/nyrTUYi3zeo/s1600/friendship_is_magic__by_dennybutt-d83azx7.png" text:style-name="Internet_20_link" text:visited-style-name="Visited_20_Internet_20_Link">8/</text:a><text:a xlink:type="simple" xlink:href="http://4.bp.blogspot.com/-c14ZUFXubGs/VEUlHCZawPI/AAAAAAAAGN8/nyrTUYi3zeo/s1600/friendship_is_magic__by_dennybutt-d83azx7.png" text:style-name="Internet_20_link" text:visited-style-name="Visited_20_Internet_20_Link">nyrTUYi</text:a><text:a xlink:type="simple" xlink:href="http://4.bp.blogspot.com/-c14ZUFXubGs/VEUlHCZawPI/AAAAAAAAGN8/nyrTUYi3zeo/s1600/friendship_is_magic__by_dennybutt-d83azx7.png" text:style-name="Internet_20_link" text:visited-style-name="Visited_20_Internet_20_Link">3</text:a><text:a xlink:type="simple" xlink:href="http://4.bp.blogspot.com/-c14ZUFXubGs/VEUlHCZawPI/AAAAAAAAGN8/nyrTUYi3zeo/s1600/friendship_is_magic__by_dennybutt-d83azx7.png" text:style-name="Internet_20_link" text:visited-style-name="Visited_20_Internet_20_Link">zeo</text:a><text:a xlink:type="simple" xlink:href="http://4.bp.blogspot.com/-c14ZUFXubGs/VEUlHCZawPI/AAAAAAAAGN8/nyrTUYi3zeo/s1600/friendship_is_magic__by_dennybutt-d83azx7.png" text:style-name="Internet_20_link" text:visited-style-name="Visited_20_Internet_20_Link">/</text:a><text:a xlink:type="simple" xlink:href="http://4.bp.blogspot.com/-c14ZUFXubGs/VEUlHCZawPI/AAAAAAAAGN8/nyrTUYi3zeo/s1600/friendship_is_magic__by_dennybutt-d83azx7.png" text:style-name="Internet_20_link" text:visited-style-name="Visited_20_Internet_20_Link">s</text:a><text:a xlink:type="simple" xlink:href="http://4.bp.blogspot.com/-c14ZUFXubGs/VEUlHCZawPI/AAAAAAAAGN8/nyrTUYi3zeo/s1600/friendship_is_magic__by_dennybutt-d83azx7.png" text:style-name="Internet_20_link" text:visited-style-name="Visited_20_Internet_20_Link">1600/</text:a><text:a xlink:type="simple" xlink:href="http://4.bp.blogspot.com/-c14ZUFXubGs/VEUlHCZawPI/AAAAAAAAGN8/nyrTUYi3zeo/s1600/friendship_is_magic__by_dennybutt-d83azx7.png" text:style-name="Internet_20_link" text:visited-style-name="Visited_20_Internet_20_Link">friendship</text:a><text:a xlink:type="simple" xlink:href="http://4.bp.blogspot.com/-c14ZUFXubGs/VEUlHCZawPI/AAAAAAAAGN8/nyrTUYi3zeo/s1600/friendship_is_magic__by_dennybutt-d83azx7.png" text:style-name="Internet_20_link" text:visited-style-name="Visited_20_Internet_20_Link">_</text:a><text:a xlink:type="simple" xlink:href="http://4.bp.blogspot.com/-c14ZUFXubGs/VEUlHCZawPI/AAAAAAAAGN8/nyrTUYi3zeo/s1600/friendship_is_magic__by_dennybutt-d83azx7.png" text:style-name="Internet_20_link" text:visited-style-name="Visited_20_Internet_20_Link">is</text:a><text:a xlink:type="simple" xlink:href="http://4.bp.blogspot.com/-c14ZUFXubGs/VEUlHCZawPI/AAAAAAAAGN8/nyrTUYi3zeo/s1600/friendship_is_magic__by_dennybutt-d83azx7.png" text:style-name="Internet_20_link" text:visited-style-name="Visited_20_Internet_20_Link">_</text:a><text:a xlink:type="simple" xlink:href="http://4.bp.blogspot.com/-c14ZUFXubGs/VEUlHCZawPI/AAAAAAAAGN8/nyrTUYi3zeo/s1600/friendship_is_magic__by_dennybutt-d83azx7.png" text:style-name="Internet_20_link" text:visited-style-name="Visited_20_Internet_20_Link">magic</text:a><text:a xlink:type="simple" xlink:href="http://4.bp.blogspot.com/-c14ZUFXubGs/VEUlHCZawPI/AAAAAAAAGN8/nyrTUYi3zeo/s1600/friendship_is_magic__by_dennybutt-d83azx7.png" text:style-name="Internet_20_link" text:visited-style-name="Visited_20_Internet_20_Link">__</text:a><text:a xlink:type="simple" xlink:href="http://4.bp.blogspot.com/-c14ZUFXubGs/VEUlHCZawPI/AAAAAAAAGN8/nyrTUYi3zeo/s1600/friendship_is_magic__by_dennybutt-d83azx7.png" text:style-name="Internet_20_link" text:visited-style-name="Visited_20_Internet_20_Link">by</text:a><text:a xlink:type="simple" xlink:href="http://4.bp.blogspot.com/-c14ZUFXubGs/VEUlHCZawPI/AAAAAAAAGN8/nyrTUYi3zeo/s1600/friendship_is_magic__by_dennybutt-d83azx7.png" text:style-name="Internet_20_link" text:visited-style-name="Visited_20_Internet_20_Link">_</text:a><text:a xlink:type="simple" xlink:href="http://4.bp.blogspot.com/-c14ZUFXubGs/VEUlHCZawPI/AAAAAAAAGN8/nyrTUYi3zeo/s1600/friendship_is_magic__by_dennybutt-d83azx7.png" text:style-name="Internet_20_link" text:visited-style-name="Visited_20_Internet_20_Link">dennybutt</text:a><text:a xlink:type="simple" xlink:href="http://4.bp.blogspot.com/-c14ZUFXubGs/VEUlHCZawPI/AAAAAAAAGN8/nyrTUYi3zeo/s1600/friendship_is_magic__by_dennybutt-d83azx7.png" text:style-name="Internet_20_link" text:visited-style-name="Visited_20_Internet_20_Link">-</text:a><text:a xlink:type="simple" xlink:href="http://4.bp.blogspot.com/-c14ZUFXubGs/VEUlHCZawPI/AAAAAAAAGN8/nyrTUYi3zeo/s1600/friendship_is_magic__by_dennybutt-d83azx7.png" text:style-name="Internet_20_link" text:visited-style-name="Visited_20_Internet_20_Link">d</text:a><text:a xlink:type="simple" xlink:href="http://4.bp.blogspot.com/-c14ZUFXubGs/VEUlHCZawPI/AAAAAAAAGN8/nyrTUYi3zeo/s1600/friendship_is_magic__by_dennybutt-d83azx7.png" text:style-name="Internet_20_link" text:visited-style-name="Visited_20_Internet_20_Link">83</text:a><text:a xlink:type="simple" xlink:href="http://4.bp.blogspot.com/-c14ZUFXubGs/VEUlHCZawPI/AAAAAAAAGN8/nyrTUYi3zeo/s1600/friendship_is_magic__by_dennybutt-d83azx7.png" text:style-name="Internet_20_link" text:visited-style-name="Visited_20_Internet_20_Link">azx</text:a><text:a xlink:type="simple" xlink:href="http://4.bp.blogspot.com/-c14ZUFXubGs/VEUlHCZawPI/AAAAAAAAGN8/nyrTUYi3zeo/s1600/friendship_is_magic__by_dennybutt-d83azx7.png" text:style-name="Internet_20_link" text:visited-style-name="Visited_20_Internet_20_Link">7.</text:a><text:a xlink:type="simple" xlink:href="http://4.bp.blogspot.com/-c14ZUFXubGs/VEUlHCZawPI/AAAAAAAAGN8/nyrTUYi3zeo/s1600/friendship_is_magic__by_dennybutt-d83azx7.png" text:style-name="Internet_20_link" text:visited-style-name="Visited_20_Internet_20_Link">png</text:a></text:p>
      <text:p text:style-name="P2">Link do źródła: <text:a xlink:type="simple" xlink:href="http://www.fge.com.pl/2014/10/penometrazowy-film-my-little-pony.html#more" text:style-name="Internet_20_link" text:visited-style-name="Visited_20_Internet_20_Link">http</text:a><text:a xlink:type="simple" xlink:href="http://www.fge.com.pl/2014/10/penometrazowy-film-my-little-pony.html#more" text:style-name="Internet_20_link" text:visited-style-name="Visited_20_Internet_20_Link">://</text:a><text:a xlink:type="simple" xlink:href="http://www.fge.com.pl/2014/10/penometrazowy-film-my-little-pony.html#more" text:style-name="Internet_20_link" text:visited-style-name="Visited_20_Internet_20_Link">www</text:a><text:a xlink:type="simple" xlink:href="http://www.fge.com.pl/2014/10/penometrazowy-film-my-little-pony.html#more" text:style-name="Internet_20_link" text:visited-style-name="Visited_20_Internet_20_Link">.</text:a><text:a xlink:type="simple" xlink:href="http://www.fge.com.pl/2014/10/penometrazowy-film-my-little-pony.html#more" text:style-name="Internet_20_link" text:visited-style-name="Visited_20_Internet_20_Link">fge</text:a><text:a xlink:type="simple" xlink:href="http://www.fge.com.pl/2014/10/penometrazowy-film-my-little-pony.html#more" text:style-name="Internet_20_link" text:visited-style-name="Visited_20_Internet_20_Link">.</text:a><text:a xlink:type="simple" xlink:href="http://www.fge.com.pl/2014/10/penometrazowy-film-my-little-pony.html#more" text:style-name="Internet_20_link" text:visited-style-name="Visited_20_Internet_20_Link">com</text:a><text:a xlink:type="simple" xlink:href="http://www.fge.com.pl/2014/10/penometrazowy-film-my-little-pony.html#more" text:style-name="Internet_20_link" text:visited-style-name="Visited_20_Internet_20_Link">.</text:a><text:a xlink:type="simple" xlink:href="http://www.fge.com.pl/2014/10/penometrazowy-film-my-little-pony.html#more" text:style-name="Internet_20_link" text:visited-style-name="Visited_20_Internet_20_Link">pl</text:a><text:a xlink:type="simple" xlink:href="http://www.fge.com.pl/2014/10/penometrazowy-film-my-little-pony.html#more" text:style-name="Internet_20_link" text:visited-style-name="Visited_20_Internet_20_Link">/2014/10/</text:a><text:a xlink:type="simple" xlink:href="http://www.fge.com.pl/2014/10/penometrazowy-film-my-little-pony.html#more" text:style-name="Internet_20_link" text:visited-style-name="Visited_20_Internet_20_Link">penometrazowy</text:a><text:a xlink:type="simple" xlink:href="http://www.fge.com.pl/2014/10/penometrazowy-film-my-little-pony.html#more" text:style-name="Internet_20_link" text:visited-style-name="Visited_20_Internet_20_Link">-</text:a><text:a xlink:type="simple" xlink:href="http://www.fge.com.pl/2014/10/penometrazowy-film-my-little-pony.html#more" text:style-name="Internet_20_link" text:visited-style-name="Visited_20_Internet_20_Link">film</text:a><text:a xlink:type="simple" xlink:href="http://www.fge.com.pl/2014/10/penometrazowy-film-my-little-pony.html#more" text:style-name="Internet_20_link" text:visited-style-name="Visited_20_Internet_20_Link">-</text:a><text:a xlink:type="simple" xlink:href="http://www.fge.com.pl/2014/10/penometrazowy-film-my-little-pony.html#more" text:style-name="Internet_20_link" text:visited-style-name="Visited_20_Internet_20_Link">my</text:a><text:a xlink:type="simple" xlink:href="http://www.fge.com.pl/2014/10/penometrazowy-film-my-little-pony.html#more" text:style-name="Internet_20_link" text:visited-style-name="Visited_20_Internet_20_Link">-</text:a><text:a xlink:type="simple" xlink:href="http://www.fge.com.pl/2014/10/penometrazowy-film-my-little-pony.html#more" text:style-name="Internet_20_link" text:visited-style-name="Visited_20_Internet_20_Link">little</text:a><text:a xlink:type="simple" xlink:href="http://www.fge.com.pl/2014/10/penometrazowy-film-my-little-pony.html#more" text:style-name="Internet_20_link" text:visited-style-name="Visited_20_Internet_20_Link">-</text:a><text:a xlink:type="simple" xlink:href="http://www.fge.com.pl/2014/10/penometrazowy-film-my-little-pony.html#more" text:style-name="Internet_20_link" text:visited-style-name="Visited_20_Internet_20_Link">pony</text:a><text:a xlink:type="simple" xlink:href="http://www.fge.com.pl/2014/10/penometrazowy-film-my-little-pony.html#more" text:style-name="Internet_20_link" text:visited-style-name="Visited_20_Internet_20_Link">.</text:a><text:a xlink:type="simple" xlink:href="http://www.fge.com.pl/2014/10/penometrazowy-film-my-little-pony.html#more" text:style-name="Internet_20_link" text:visited-style-name="Visited_20_Internet_20_Link">html</text:a><text:a xlink:type="simple" xlink:href="http://www.fge.com.pl/2014/10/penometrazowy-film-my-little-pony.html#more" text:style-name="Internet_20_link" text:visited-style-name="Visited_20_Internet_20_Link">#</text:a><text:a xlink:type="simple" xlink:href="http://www.fge.com.pl/2014/10/penometrazowy-film-my-little-pony.html#more" text:style-name="Internet_20_link" text:visited-style-name="Visited_20_Internet_20_Link">more</text:a> i <text:a xlink:type="simple" xlink:href="http://variety.com/2014/film/news/my-little-pony-movie-in-the-works-at-hasbro-studios-exclusive-1201334144/" text:style-name="Internet_20_link" text:visited-style-name="Visited_20_Internet_20_Link">http</text:a><text:a xlink:type="simple" xlink:href="http://variety.com/2014/film/news/my-little-pony-movie-in-the-works-at-hasbro-studios-exclusive-1201334144/" text:style-name="Internet_20_link" text:visited-style-name="Visited_20_Internet_20_Link">://</text:a><text:a xlink:type="simple" xlink:href="http://variety.com/2014/film/news/my-little-pony-movie-in-the-works-at-hasbro-studios-exclusive-1201334144/" text:style-name="Internet_20_link" text:visited-style-name="Visited_20_Internet_20_Link">variety</text:a><text:a xlink:type="simple" xlink:href="http://variety.com/2014/film/news/my-little-pony-movie-in-the-works-at-hasbro-studios-exclusive-1201334144/" text:style-name="Internet_20_link" text:visited-style-name="Visited_20_Internet_20_Link">.</text:a><text:a xlink:type="simple" xlink:href="http://variety.com/2014/film/news/my-little-pony-movie-in-the-works-at-hasbro-studios-exclusive-1201334144/" text:style-name="Internet_20_link" text:visited-style-name="Visited_20_Internet_20_Link">com</text:a><text:a xlink:type="simple" xlink:href="http://variety.com/2014/film/news/my-little-pony-movie-in-the-works-at-hasbro-studios-exclusive-1201334144/" text:style-name="Internet_20_link" text:visited-style-name="Visited_20_Internet_20_Link">/2014/</text:a><text:a xlink:type="simple" xlink:href="http://variety.com/2014/film/news/my-little-pony-movie-in-the-works-at-hasbro-studios-exclusive-1201334144/" text:style-name="Internet_20_link" text:visited-style-name="Visited_20_Internet_20_Link">film</text:a><text:a xlink:type="simple" xlink:href="http://variety.com/2014/film/news/my-little-pony-movie-in-the-works-at-hasbro-studios-exclusive-1201334144/" text:style-name="Internet_20_link" text:visited-style-name="Visited_20_Internet_20_Link">/</text:a><text:a xlink:type="simple" xlink:href="http://variety.com/2014/film/news/my-little-pony-movie-in-the-works-at-hasbro-studios-exclusive-1201334144/" text:style-name="Internet_20_link" text:visited-style-name="Visited_20_Internet_20_Link">news</text:a><text:a xlink:type="simple" xlink:href="http://variety.com/2014/film/news/my-little-pony-movie-in-the-works-at-hasbro-studios-exclusive-1201334144/" text:style-name="Internet_20_link" text:visited-style-name="Visited_20_Internet_20_Link">/</text:a><text:a xlink:type="simple" xlink:href="http://variety.com/2014/film/news/my-little-pony-movie-in-the-works-at-hasbro-studios-exclusive-1201334144/" text:style-name="Internet_20_link" text:visited-style-name="Visited_20_Internet_20_Link">my</text:a><text:a xlink:type="simple" xlink:href="http://variety.com/2014/film/news/my-little-pony-movie-in-the-works-at-hasbro-studios-exclusive-1201334144/" text:style-name="Internet_20_link" text:visited-style-name="Visited_20_Internet_20_Link">-</text:a><text:a xlink:type="simple" xlink:href="http://variety.com/2014/film/news/my-little-pony-movie-in-the-works-at-hasbro-studios-exclusive-1201334144/" text:style-name="Internet_20_link" text:visited-style-name="Visited_20_Internet_20_Link">little</text:a><text:a xlink:type="simple" xlink:href="http://variety.com/2014/film/news/my-little-pony-movie-in-the-works-at-hasbro-studios-exclusive-1201334144/" text:style-name="Internet_20_link" text:visited-style-name="Visited_20_Internet_20_Link">-</text:a><text:a xlink:type="simple" xlink:href="http://variety.com/2014/film/news/my-little-pony-movie-in-the-works-at-hasbro-studios-exclusive-1201334144/" text:style-name="Internet_20_link" text:visited-style-name="Visited_20_Internet_20_Link">pony</text:a><text:a xlink:type="simple" xlink:href="http://variety.com/2014/film/news/my-little-pony-movie-in-the-works-at-hasbro-studios-exclusive-1201334144/" text:style-name="Internet_20_link" text:visited-style-name="Visited_20_Internet_20_Link">-</text:a><text:a xlink:type="simple" xlink:href="http://variety.com/2014/film/news/my-little-pony-movie-in-the-works-at-hasbro-studios-exclusive-1201334144/" text:style-name="Internet_20_link" text:visited-style-name="Visited_20_Internet_20_Link">movie</text:a><text:a xlink:type="simple" xlink:href="http://variety.com/2014/film/news/my-little-pony-movie-in-the-works-at-hasbro-studios-exclusive-1201334144/" text:style-name="Internet_20_link" text:visited-style-name="Visited_20_Internet_20_Link">-</text:a><text:a xlink:type="simple" xlink:href="http://variety.com/2014/film/news/my-little-pony-movie-in-the-works-at-hasbro-studios-exclusive-1201334144/" text:style-name="Internet_20_link" text:visited-style-name="Visited_20_Internet_20_Link">in</text:a><text:a xlink:type="simple" xlink:href="http://variety.com/2014/film/news/my-little-pony-movie-in-the-works-at-hasbro-studios-exclusive-1201334144/" text:style-name="Internet_20_link" text:visited-style-name="Visited_20_Internet_20_Link">-</text:a><text:a xlink:type="simple" xlink:href="http://variety.com/2014/film/news/my-little-pony-movie-in-the-works-at-hasbro-studios-exclusive-1201334144/" text:style-name="Internet_20_link" text:visited-style-name="Visited_20_Internet_20_Link">the</text:a><text:a xlink:type="simple" xlink:href="http://variety.com/2014/film/news/my-little-pony-movie-in-the-works-at-hasbro-studios-exclusive-1201334144/" text:style-name="Internet_20_link" text:visited-style-name="Visited_20_Internet_20_Link">-</text:a><text:a xlink:type="simple" xlink:href="http://variety.com/2014/film/news/my-little-pony-movie-in-the-works-at-hasbro-studios-exclusive-1201334144/" text:style-name="Internet_20_link" text:visited-style-name="Visited_20_Internet_20_Link">works</text:a><text:a xlink:type="simple" xlink:href="http://variety.com/2014/film/news/my-little-pony-movie-in-the-works-at-hasbro-studios-exclusive-1201334144/" text:style-name="Internet_20_link" text:visited-style-name="Visited_20_Internet_20_Link">-</text:a><text:a xlink:type="simple" xlink:href="http://variety.com/2014/film/news/my-little-pony-movie-in-the-works-at-hasbro-studios-exclusive-1201334144/" text:style-name="Internet_20_link" text:visited-style-name="Visited_20_Internet_20_Link">at</text:a><text:a xlink:type="simple" xlink:href="http://variety.com/2014/film/news/my-little-pony-movie-in-the-works-at-hasbro-studios-exclusive-1201334144/" text:style-name="Internet_20_link" text:visited-style-name="Visited_20_Internet_20_Link">-</text:a><text:a xlink:type="simple" xlink:href="http://variety.com/2014/film/news/my-little-pony-movie-in-the-works-at-hasbro-studios-exclusive-1201334144/" text:style-name="Internet_20_link" text:visited-style-name="Visited_20_Internet_20_Link">hasbro</text:a><text:a xlink:type="simple" xlink:href="http://variety.com/2014/film/news/my-little-pony-movie-in-the-works-at-hasbro-studios-exclusive-1201334144/" text:style-name="Internet_20_link" text:visited-style-name="Visited_20_Internet_20_Link">-</text:a><text:a xlink:type="simple" xlink:href="http://variety.com/2014/film/news/my-little-pony-movie-in-the-works-at-hasbro-studios-exclusive-1201334144/" text:style-name="Internet_20_link" text:visited-style-name="Visited_20_Internet_20_Link">studios</text:a><text:a xlink:type="simple" xlink:href="http://variety.com/2014/film/news/my-little-pony-movie-in-the-works-at-hasbro-studios-exclusive-1201334144/" text:style-name="Internet_20_link" text:visited-style-name="Visited_20_Internet_20_Link">-</text:a><text:a xlink:type="simple" xlink:href="http://variety.com/2014/film/news/my-little-pony-movie-in-the-works-at-hasbro-studios-exclusive-1201334144/" text:style-name="Internet_20_link" text:visited-style-name="Visited_20_Internet_20_Link">exclusive</text:a><text:a xlink:type="simple" xlink:href="http://variety.com/2014/film/news/my-little-pony-movie-in-the-works-at-hasbro-studios-exclusive-1201334144/" text:style-name="Internet_20_link" text:visited-style-name="Visited_20_Internet_20_Link">-1201334144/</text:a></text:p>
      <text:p text:style-name="P2"/>
      <text:p text:style-name="P2"/>
      <text:p text:style-name="P2">Wieści rezerwowe:</text:p>
      <text:p text:style-name="P2"/>
      <text:p text:style-name="P2">Zmiana z Hub na Discovery Channel</text:p>
      <text:p text:style-name="P1">Oficjalna płyta z remixami DJ-Pon3 <text:a xlink:type="simple" xlink:href="http://www.equestriadaily.com/2014/07/official-dj-pon3-remix-album-planned.html" text:style-name="Internet_20_link" text:visited-style-name="Visited_20_Internet_20_Link">http</text:a><text:a xlink:type="simple" xlink:href="http://www.equestriadaily.com/2014/07/official-dj-pon3-remix-album-planned.html" text:style-name="Internet_20_link" text:visited-style-name="Visited_20_Internet_20_Link">://</text:a><text:a xlink:type="simple" xlink:href="http://www.equestriadaily.com/2014/07/official-dj-pon3-remix-album-planned.html" text:style-name="Internet_20_link" text:visited-style-name="Visited_20_Internet_20_Link">www</text:a><text:a xlink:type="simple" xlink:href="http://www.equestriadaily.com/2014/07/official-dj-pon3-remix-album-planned.html" text:style-name="Internet_20_link" text:visited-style-name="Visited_20_Internet_20_Link">.</text:a><text:a xlink:type="simple" xlink:href="http://www.equestriadaily.com/2014/07/official-dj-pon3-remix-album-planned.html" text:style-name="Internet_20_link" text:visited-style-name="Visited_20_Internet_20_Link">equestriadaily</text:a><text:a xlink:type="simple" xlink:href="http://www.equestriadaily.com/2014/07/official-dj-pon3-remix-album-planned.html" text:style-name="Internet_20_link" text:visited-style-name="Visited_20_Internet_20_Link">.</text:a><text:a xlink:type="simple" xlink:href="http://www.equestriadaily.com/2014/07/official-dj-pon3-remix-album-planned.html" text:style-name="Internet_20_link" text:visited-style-name="Visited_20_Internet_20_Link">com</text:a><text:a xlink:type="simple" xlink:href="http://www.equestriadaily.com/2014/07/official-dj-pon3-remix-album-planned.html" text:style-name="Internet_20_link" text:visited-style-name="Visited_20_Internet_20_Link">/2014/07/</text:a><text:a xlink:type="simple" xlink:href="http://www.equestriadaily.com/2014/07/official-dj-pon3-remix-album-planned.html" text:style-name="Internet_20_link" text:visited-style-name="Visited_20_Internet_20_Link">official</text:a><text:a xlink:type="simple" xlink:href="http://www.equestriadaily.com/2014/07/official-dj-pon3-remix-album-planned.html" text:style-name="Internet_20_link" text:visited-style-name="Visited_20_Internet_20_Link">-</text:a><text:a xlink:type="simple" xlink:href="http://www.equestriadaily.com/2014/07/official-dj-pon3-remix-album-planned.html" text:style-name="Internet_20_link" text:visited-style-name="Visited_20_Internet_20_Link">dj</text:a><text:a xlink:type="simple" xlink:href="http://www.equestriadaily.com/2014/07/official-dj-pon3-remix-album-planned.html" text:style-name="Internet_20_link" text:visited-style-name="Visited_20_Internet_20_Link">-</text:a><text:a xlink:type="simple" xlink:href="http://www.equestriadaily.com/2014/07/official-dj-pon3-remix-album-planned.html" text:style-name="Internet_20_link" text:visited-style-name="Visited_20_Internet_20_Link">pon</text:a><text:a xlink:type="simple" xlink:href="http://www.equestriadaily.com/2014/07/official-dj-pon3-remix-album-planned.html" text:style-name="Internet_20_link" text:visited-style-name="Visited_20_Internet_20_Link">3-</text:a><text:a xlink:type="simple" xlink:href="http://www.equestriadaily.com/2014/07/official-dj-pon3-remix-album-planned.html" text:style-name="Internet_20_link" text:visited-style-name="Visited_20_Internet_20_Link">remix</text:a><text:a xlink:type="simple" xlink:href="http://www.equestriadaily.com/2014/07/official-dj-pon3-remix-album-planned.html" text:style-name="Internet_20_link" text:visited-style-name="Visited_20_Internet_20_Link">-</text:a><text:a xlink:type="simple" xlink:href="http://www.equestriadaily.com/2014/07/official-dj-pon3-remix-album-planned.html" text:style-name="Internet_20_link" text:visited-style-name="Visited_20_Internet_20_Link">album</text:a><text:a xlink:type="simple" xlink:href="http://www.equestriadaily.com/2014/07/official-dj-pon3-remix-album-planned.html" text:style-name="Internet_20_link" text:visited-style-name="Visited_20_Internet_20_Link">-</text:a><text:a xlink:type="simple" xlink:href="http://www.equestriadaily.com/2014/07/official-dj-pon3-remix-album-planned.html" text:style-name="Internet_20_link" text:visited-style-name="Visited_20_Internet_20_Link">planned</text:a><text:a xlink:type="simple" xlink:href="http://www.equestriadaily.com/2014/07/official-dj-pon3-remix-album-planned.html" text:style-name="Internet_20_link" text:visited-style-name="Visited_20_Internet_20_Link">.</text:a><text:a xlink:type="simple" xlink:href="http://www.equestriadaily.com/2014/07/official-dj-pon3-remix-album-planned.html" text:style-name="Internet_20_link" text:visited-style-name="Visited_20_Internet_20_Link">html</text:a></text:p>
      <text:p text:style-name="P1">Trailer „Fallout Equestria” <text:a xlink:type="simple" xlink:href="http://www.youtube.com/watch?v=p3vJsAX9grY" text:style-name="Internet_20_link" text:visited-style-name="Visited_20_Internet_20_Link">http</text:a><text:a xlink:type="simple" xlink:href="http://www.youtube.com/watch?v=p3vJsAX9grY" text:style-name="Internet_20_link" text:visited-style-name="Visited_20_Internet_20_Link">://</text:a><text:a xlink:type="simple" xlink:href="http://www.youtube.com/watch?v=p3vJsAX9grY" text:style-name="Internet_20_link" text:visited-style-name="Visited_20_Internet_20_Link">www</text:a><text:a xlink:type="simple" xlink:href="http://www.youtube.com/watch?v=p3vJsAX9grY" text:style-name="Internet_20_link" text:visited-style-name="Visited_20_Internet_20_Link">.</text:a><text:a xlink:type="simple" xlink:href="http://www.youtube.com/watch?v=p3vJsAX9grY" text:style-name="Internet_20_link" text:visited-style-name="Visited_20_Internet_20_Link">youtube</text:a><text:a xlink:type="simple" xlink:href="http://www.youtube.com/watch?v=p3vJsAX9grY" text:style-name="Internet_20_link" text:visited-style-name="Visited_20_Internet_20_Link">.</text:a><text:a xlink:type="simple" xlink:href="http://www.youtube.com/watch?v=p3vJsAX9grY" text:style-name="Internet_20_link" text:visited-style-name="Visited_20_Internet_20_Link">com</text:a><text:a xlink:type="simple" xlink:href="http://www.youtube.com/watch?v=p3vJsAX9grY" text:style-name="Internet_20_link" text:visited-style-name="Visited_20_Internet_20_Link">/</text:a><text:a xlink:type="simple" xlink:href="http://www.youtube.com/watch?v=p3vJsAX9grY" text:style-name="Internet_20_link" text:visited-style-name="Visited_20_Internet_20_Link">watch</text:a><text:a xlink:type="simple" xlink:href="http://www.youtube.com/watch?v=p3vJsAX9grY" text:style-name="Internet_20_link" text:visited-style-name="Visited_20_Internet_20_Link">?</text:a><text:a xlink:type="simple" xlink:href="http://www.youtube.com/watch?v=p3vJsAX9grY" text:style-name="Internet_20_link" text:visited-style-name="Visited_20_Internet_20_Link">v</text:a><text:a xlink:type="simple" xlink:href="http://www.youtube.com/watch?v=p3vJsAX9grY" text:style-name="Internet_20_link" text:visited-style-name="Visited_20_Internet_20_Link">=</text:a><text:a xlink:type="simple" xlink:href="http://www.youtube.com/watch?v=p3vJsAX9grY" text:style-name="Internet_20_link" text:visited-style-name="Visited_20_Internet_20_Link">p</text:a><text:a xlink:type="simple" xlink:href="http://www.youtube.com/watch?v=p3vJsAX9grY" text:style-name="Internet_20_link" text:visited-style-name="Visited_20_Internet_20_Link">3</text:a><text:a xlink:type="simple" xlink:href="http://www.youtube.com/watch?v=p3vJsAX9grY" text:style-name="Internet_20_link" text:visited-style-name="Visited_20_Internet_20_Link">vJsAX</text:a><text:a xlink:type="simple" xlink:href="http://www.youtube.com/watch?v=p3vJsAX9grY" text:style-name="Internet_20_link" text:visited-style-name="Visited_20_Internet_20_Link">9</text:a><text:a xlink:type="simple" xlink:href="http://www.youtube.com/watch?v=p3vJsAX9grY" text:style-name="Internet_20_link" text:visited-style-name="Visited_20_Internet_20_Link">grY</text:a></text:p>
      <text:p text:style-name="P1">G.M. Berrow zostaje scenarzystką MLP... <text:a xlink:type="simple" xlink:href="http://www.equestriadaily.com/2014/08/gm-berrow-joins-writing-staff-for.html" text:style-name="Internet_20_link" text:visited-style-name="Visited_20_Internet_20_Link">http</text:a><text:a xlink:type="simple" xlink:href="http://www.equestriadaily.com/2014/08/gm-berrow-joins-writing-staff-for.html" text:style-name="Internet_20_link" text:visited-style-name="Visited_20_Internet_20_Link">://</text:a><text:a xlink:type="simple" xlink:href="http://www.equestriadaily.com/2014/08/gm-berrow-joins-writing-staff-for.html" text:style-name="Internet_20_link" text:visited-style-name="Visited_20_Internet_20_Link">www</text:a><text:a xlink:type="simple" xlink:href="http://www.equestriadaily.com/2014/08/gm-berrow-joins-writing-staff-for.html" text:style-name="Internet_20_link" text:visited-style-name="Visited_20_Internet_20_Link">.</text:a><text:a xlink:type="simple" xlink:href="http://www.equestriadaily.com/2014/08/gm-berrow-joins-writing-staff-for.html" text:style-name="Internet_20_link" text:visited-style-name="Visited_20_Internet_20_Link">equestriadaily</text:a><text:a xlink:type="simple" xlink:href="http://www.equestriadaily.com/2014/08/gm-berrow-joins-writing-staff-for.html" text:style-name="Internet_20_link" text:visited-style-name="Visited_20_Internet_20_Link">.</text:a><text:a xlink:type="simple" xlink:href="http://www.equestriadaily.com/2014/08/gm-berrow-joins-writing-staff-for.html" text:style-name="Internet_20_link" text:visited-style-name="Visited_20_Internet_20_Link">com</text:a><text:a xlink:type="simple" xlink:href="http://www.equestriadaily.com/2014/08/gm-berrow-joins-writing-staff-for.html" text:style-name="Internet_20_link" text:visited-style-name="Visited_20_Internet_20_Link">/2014/08/</text:a><text:a xlink:type="simple" xlink:href="http://www.equestriadaily.com/2014/08/gm-berrow-joins-writing-staff-for.html" text:style-name="Internet_20_link" text:visited-style-name="Visited_20_Internet_20_Link">gm</text:a><text:a xlink:type="simple" xlink:href="http://www.equestriadaily.com/2014/08/gm-berrow-joins-writing-staff-for.html" text:style-name="Internet_20_link" text:visited-style-name="Visited_20_Internet_20_Link">-</text:a><text:a xlink:type="simple" xlink:href="http://www.equestriadaily.com/2014/08/gm-berrow-joins-writing-staff-for.html" text:style-name="Internet_20_link" text:visited-style-name="Visited_20_Internet_20_Link">berrow</text:a><text:a xlink:type="simple" xlink:href="http://www.equestriadaily.com/2014/08/gm-berrow-joins-writing-staff-for.html" text:style-name="Internet_20_link" text:visited-style-name="Visited_20_Internet_20_Link">-</text:a><text:a xlink:type="simple" xlink:href="http://www.equestriadaily.com/2014/08/gm-berrow-joins-writing-staff-for.html" text:style-name="Internet_20_link" text:visited-style-name="Visited_20_Internet_20_Link">joins</text:a><text:a xlink:type="simple" xlink:href="http://www.equestriadaily.com/2014/08/gm-berrow-joins-writing-staff-for.html" text:style-name="Internet_20_link" text:visited-style-name="Visited_20_Internet_20_Link">-</text:a><text:a xlink:type="simple" xlink:href="http://www.equestriadaily.com/2014/08/gm-berrow-joins-writing-staff-for.html" text:style-name="Internet_20_link" text:visited-style-name="Visited_20_Internet_20_Link">writing</text:a><text:a xlink:type="simple" xlink:href="http://www.equestriadaily.com/2014/08/gm-berrow-joins-writing-staff-for.html" text:style-name="Internet_20_link" text:visited-style-name="Visited_20_Internet_20_Link">-</text:a><text:a xlink:type="simple" xlink:href="http://www.equestriadaily.com/2014/08/gm-berrow-joins-writing-staff-for.html" text:style-name="Internet_20_link" text:visited-style-name="Visited_20_Internet_20_Link">staff</text:a><text:a xlink:type="simple" xlink:href="http://www.equestriadaily.com/2014/08/gm-berrow-joins-writing-staff-for.html" text:style-name="Internet_20_link" text:visited-style-name="Visited_20_Internet_20_Link">-</text:a><text:a xlink:type="simple" xlink:href="http://www.equestriadaily.com/2014/08/gm-berrow-joins-writing-staff-for.html" text:style-name="Internet_20_link" text:visited-style-name="Visited_20_Internet_20_Link">for</text:a><text:a xlink:type="simple" xlink:href="http://www.equestriadaily.com/2014/08/gm-berrow-joins-writing-staff-for.html" text:style-name="Internet_20_link" text:visited-style-name="Visited_20_Internet_20_Link">.</text:a><text:a xlink:type="simple" xlink:href="http://www.equestriadaily.com/2014/08/gm-berrow-joins-writing-staff-for.html" text:style-name="Internet_20_link" text:visited-style-name="Visited_20_Internet_20_Link">html</text:a><text:line-break/>... tak samo Nick Confalone <text:a xlink:type="simple" xlink:href="https://twitter.com/nickconfalone/status/494542179415490560" text:style-name="Internet_20_link" text:visited-style-name="Visited_20_Internet_20_Link">https</text:a><text:a xlink:type="simple" xlink:href="https://twitter.com/nickconfalone/status/494542179415490560" text:style-name="Internet_20_link" text:visited-style-name="Visited_20_Internet_20_Link">://</text:a><text:a xlink:type="simple" xlink:href="https://twitter.com/nickconfalone/status/494542179415490560" text:style-name="Internet_20_link" text:visited-style-name="Visited_20_Internet_20_Link">twitter</text:a><text:a xlink:type="simple" xlink:href="https://twitter.com/nickconfalone/status/494542179415490560" text:style-name="Internet_20_link" text:visited-style-name="Visited_20_Internet_20_Link">.</text:a><text:a xlink:type="simple" xlink:href="https://twitter.com/nickconfalone/status/494542179415490560" text:style-name="Internet_20_link" text:visited-style-name="Visited_20_Internet_20_Link">com</text:a><text:a xlink:type="simple" xlink:href="https://twitter.com/nickconfalone/status/494542179415490560" text:style-name="Internet_20_link" text:visited-style-name="Visited_20_Internet_20_Link">/</text:a><text:a xlink:type="simple" xlink:href="https://twitter.com/nickconfalone/status/494542179415490560" text:style-name="Internet_20_link" text:visited-style-name="Visited_20_Internet_20_Link">nickconfalone</text:a><text:a xlink:type="simple" xlink:href="https://twitter.com/nickconfalone/status/494542179415490560" text:style-name="Internet_20_link" text:visited-style-name="Visited_20_Internet_20_Link">/</text:a><text:a xlink:type="simple" xlink:href="https://twitter.com/nickconfalone/status/494542179415490560" text:style-name="Internet_20_link" text:visited-style-name="Visited_20_Internet_20_Link">status</text:a><text:a xlink:type="simple" xlink:href="https://twitter.com/nickconfalone/status/494542179415490560" text:style-name="Internet_20_link" text:visited-style-name="Visited_20_Internet_20_Link">/494542179415490560</text:a></text:p>
      <text:p text:style-name="P1">Problemy Jan Animations z Hasbro <text:a xlink:type="simple" xlink:href="http://www.equestriadaily.com/2014/08/clarification-on-jan-animations-buttons.html" text:style-name="Internet_20_link" text:visited-style-name="Visited_20_Internet_20_Link">http</text:a><text:a xlink:type="simple" xlink:href="http://www.equestriadaily.com/2014/08/clarification-on-jan-animations-buttons.html" text:style-name="Internet_20_link" text:visited-style-name="Visited_20_Internet_20_Link">://</text:a><text:a xlink:type="simple" xlink:href="http://www.equestriadaily.com/2014/08/clarification-on-jan-animations-buttons.html" text:style-name="Internet_20_link" text:visited-style-name="Visited_20_Internet_20_Link">www</text:a><text:a xlink:type="simple" xlink:href="http://www.equestriadaily.com/2014/08/clarification-on-jan-animations-buttons.html" text:style-name="Internet_20_link" text:visited-style-name="Visited_20_Internet_20_Link">.</text:a><text:a xlink:type="simple" xlink:href="http://www.equestriadaily.com/2014/08/clarification-on-jan-animations-buttons.html" text:style-name="Internet_20_link" text:visited-style-name="Visited_20_Internet_20_Link">equestriadaily</text:a><text:a xlink:type="simple" xlink:href="http://www.equestriadaily.com/2014/08/clarification-on-jan-animations-buttons.html" text:style-name="Internet_20_link" text:visited-style-name="Visited_20_Internet_20_Link">.</text:a><text:a xlink:type="simple" xlink:href="http://www.equestriadaily.com/2014/08/clarification-on-jan-animations-buttons.html" text:style-name="Internet_20_link" text:visited-style-name="Visited_20_Internet_20_Link">com</text:a><text:a xlink:type="simple" xlink:href="http://www.equestriadaily.com/2014/08/clarification-on-jan-animations-buttons.html" text:style-name="Internet_20_link" text:visited-style-name="Visited_20_Internet_20_Link">/2014/08/</text:a><text:a xlink:type="simple" xlink:href="http://www.equestriadaily.com/2014/08/clarification-on-jan-animations-buttons.html" text:style-name="Internet_20_link" text:visited-style-name="Visited_20_Internet_20_Link">clarification</text:a><text:a xlink:type="simple" xlink:href="http://www.equestriadaily.com/2014/08/clarification-on-jan-animations-buttons.html" text:style-name="Internet_20_link" text:visited-style-name="Visited_20_Internet_20_Link">-</text:a><text:a xlink:type="simple" xlink:href="http://www.equestriadaily.com/2014/08/clarification-on-jan-animations-buttons.html" text:style-name="Internet_20_link" text:visited-style-name="Visited_20_Internet_20_Link">on</text:a><text:a xlink:type="simple" xlink:href="http://www.equestriadaily.com/2014/08/clarification-on-jan-animations-buttons.html" text:style-name="Internet_20_link" text:visited-style-name="Visited_20_Internet_20_Link">-</text:a><text:a xlink:type="simple" xlink:href="http://www.equestriadaily.com/2014/08/clarification-on-jan-animations-buttons.html" text:style-name="Internet_20_link" text:visited-style-name="Visited_20_Internet_20_Link">jan</text:a><text:a xlink:type="simple" xlink:href="http://www.equestriadaily.com/2014/08/clarification-on-jan-animations-buttons.html" text:style-name="Internet_20_link" text:visited-style-name="Visited_20_Internet_20_Link">-</text:a><text:a xlink:type="simple" xlink:href="http://www.equestriadaily.com/2014/08/clarification-on-jan-animations-buttons.html" text:style-name="Internet_20_link" text:visited-style-name="Visited_20_Internet_20_Link">animations</text:a><text:a xlink:type="simple" xlink:href="http://www.equestriadaily.com/2014/08/clarification-on-jan-animations-buttons.html" text:style-name="Internet_20_link" text:visited-style-name="Visited_20_Internet_20_Link">-</text:a><text:a xlink:type="simple" xlink:href="http://www.equestriadaily.com/2014/08/clarification-on-jan-animations-buttons.html" text:style-name="Internet_20_link" text:visited-style-name="Visited_20_Internet_20_Link">buttons</text:a><text:a xlink:type="simple" xlink:href="http://www.equestriadaily.com/2014/08/clarification-on-jan-animations-buttons.html" text:style-name="Internet_20_link" text:visited-style-name="Visited_20_Internet_20_Link">.</text:a><text:a xlink:type="simple" xlink:href="http://www.equestriadaily.com/2014/08/clarification-on-jan-animations-buttons.html" text:style-name="Internet_20_link" text:visited-style-name="Visited_20_Internet_20_Link">html</text:a></text:p>
      <text:p text:style-name="P1">Kolejne dwie scenarzystki MLP<text:line-break/><text:a xlink:type="simple" xlink:href="https://twitter.com/MMeghanMcCarthy/status/500477717687435266" text:style-name="Internet_20_link" text:visited-style-name="Visited_20_Internet_20_Link">https</text:a><text:a xlink:type="simple" xlink:href="https://twitter.com/MMeghanMcCarthy/status/500477717687435266" text:style-name="Internet_20_link" text:visited-style-name="Visited_20_Internet_20_Link">://</text:a><text:a xlink:type="simple" xlink:href="https://twitter.com/MMeghanMcCarthy/status/500477717687435266" text:style-name="Internet_20_link" text:visited-style-name="Visited_20_Internet_20_Link">twitter</text:a><text:a xlink:type="simple" xlink:href="https://twitter.com/MMeghanMcCarthy/status/500477717687435266" text:style-name="Internet_20_link" text:visited-style-name="Visited_20_Internet_20_Link">.</text:a><text:a xlink:type="simple" xlink:href="https://twitter.com/MMeghanMcCarthy/status/500477717687435266" text:style-name="Internet_20_link" text:visited-style-name="Visited_20_Internet_20_Link">com</text:a><text:a xlink:type="simple" xlink:href="https://twitter.com/MMeghanMcCarthy/status/500477717687435266" text:style-name="Internet_20_link" text:visited-style-name="Visited_20_Internet_20_Link">/</text:a><text:a xlink:type="simple" xlink:href="https://twitter.com/MMeghanMcCarthy/status/500477717687435266" text:style-name="Internet_20_link" text:visited-style-name="Visited_20_Internet_20_Link">MMeghanMcCarthy</text:a><text:a xlink:type="simple" xlink:href="https://twitter.com/MMeghanMcCarthy/status/500477717687435266" text:style-name="Internet_20_link" text:visited-style-name="Visited_20_Internet_20_Link">/</text:a><text:a xlink:type="simple" xlink:href="https://twitter.com/MMeghanMcCarthy/status/500477717687435266" text:style-name="Internet_20_link" text:visited-style-name="Visited_20_Internet_20_Link">status</text:a><text:a xlink:type="simple" xlink:href="https://twitter.com/MMeghanMcCarthy/status/500477717687435266" text:style-name="Internet_20_link" text:visited-style-name="Visited_20_Internet_20_Link">/500477717687435266</text:a><text:line-break/>Zakończono zbiórkę pieniędzy na Bronies! The Musical na Kickstarterze<text:line-break/><text:a xlink:type="simple" xlink:href="https://www.kickstarter.com/projects/1913592405/bronies-the-musical" text:style-name="Internet_20_link" text:visited-style-name="Visited_20_Internet_20_Link">https</text:a><text:a xlink:type="simple" xlink:href="https://www.kickstarter.com/projects/1913592405/bronies-the-musical" text:style-name="Internet_20_link" text:visited-style-name="Visited_20_Internet_20_Link">://</text:a><text:a xlink:type="simple" xlink:href="https://www.kickstarter.com/projects/1913592405/bronies-the-musical" text:style-name="Internet_20_link" text:visited-style-name="Visited_20_Internet_20_Link">www</text:a><text:a xlink:type="simple" xlink:href="https://www.kickstarter.com/projects/1913592405/bronies-the-musical" text:style-name="Internet_20_link" text:visited-style-name="Visited_20_Internet_20_Link">.</text:a><text:a xlink:type="simple" xlink:href="https://www.kickstarter.com/projects/1913592405/bronies-the-musical" text:style-name="Internet_20_link" text:visited-style-name="Visited_20_Internet_20_Link">kickstarter</text:a><text:a xlink:type="simple" xlink:href="https://www.kickstarter.com/projects/1913592405/bronies-the-musical" text:style-name="Internet_20_link" text:visited-style-name="Visited_20_Internet_20_Link">.</text:a><text:a xlink:type="simple" xlink:href="https://www.kickstarter.com/projects/1913592405/bronies-the-musical" text:style-name="Internet_20_link" text:visited-style-name="Visited_20_Internet_20_Link">com</text:a><text:a xlink:type="simple" xlink:href="https://www.kickstarter.com/projects/1913592405/bronies-the-musical" text:style-name="Internet_20_link" text:visited-style-name="Visited_20_Internet_20_Link">/</text:a><text:a xlink:type="simple" xlink:href="https://www.kickstarter.com/projects/1913592405/bronies-the-musical" text:style-name="Internet_20_link" text:visited-style-name="Visited_20_Internet_20_Link">projects</text:a><text:a xlink:type="simple" xlink:href="https://www.kickstarter.com/projects/1913592405/bronies-the-musical" text:style-name="Internet_20_link" text:visited-style-name="Visited_20_Internet_20_Link">/1913592405/</text:a><text:a xlink:type="simple" xlink:href="https://www.kickstarter.com/projects/1913592405/bronies-the-musical" text:style-name="Internet_20_link" text:visited-style-name="Visited_20_Internet_20_Link">bronies</text:a><text:a xlink:type="simple" xlink:href="https://www.kickstarter.com/projects/1913592405/bronies-the-musical" text:style-name="Internet_20_link" text:visited-style-name="Visited_20_Internet_20_Link">-</text:a><text:a xlink:type="simple" xlink:href="https://www.kickstarter.com/projects/1913592405/bronies-the-musical" text:style-name="Internet_20_link" text:visited-style-name="Visited_20_Internet_20_Link">the</text:a><text:a xlink:type="simple" xlink:href="https://www.kickstarter.com/projects/1913592405/bronies-the-musical" text:style-name="Internet_20_link" text:visited-style-name="Visited_20_Internet_20_Link">-</text:a><text:a xlink:type="simple" xlink:href="https://www.kickstarter.com/projects/1913592405/bronies-the-musical" text:style-name="Internet_20_link" text:visited-style-name="Visited_20_Internet_20_Link">musical</text:a></text:p>
      <text:p text:style-name="P1"/>
      <text:p text:style-name="P1">Tutaj możecie dodawać, a ja w ciągu kilku dni podopisuję stosowne informacj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4-10-30T00:37:03.547000000</dc:date>
    <meta:editing-duration>PT2H43M43S</meta:editing-duration>
    <meta:document-statistic meta:table-count="0" meta:image-count="0" meta:object-count="0" meta:page-count="3" meta:paragraph-count="41" meta:word-count="691" meta:character-count="5988" meta:non-whitespace-character-count="5333"/>
  </office:meta>
</office:document-meta>
</file>